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EXEC_5f_Resenj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1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2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23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2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double-thin #000000" style:border-line-width-top="0.0071in 0.0102in 0.0071in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2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31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1" style:apply-style-name="ConditionalStyle_5f_85" style:base-cell-address="EXEC_Resenje.F14"/>
    </style:style>
    <style:style style:name="ce3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C_Resenj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5" table:number-columns-repeated="34" table:default-cell-style-name="Default"/>
        <table:table-column table:style-name="co6" table:number-columns-repeated="982" table:default-cell-style-name="Default"/>
        <table:table-row table:style-name="ro1">
          <table:table-cell table:number-columns-repeated="9"/>
          <table:table-cell table:style-name="ce17" office:value-type="string" calcext:value-type="string" table:number-columns-spanned="3" table:number-rows-spanned="1">
            <text:p>Б. С.</text:p>
          </table:table-cell>
          <table:covered-table-cell table:number-columns-repeated="2" table:style-name="ce17"/>
          <table:table-cell table:style-name="ce21" office:value-type="string" calcext:value-type="string">
            <text:p>CC[h]</text:p>
          </table:table-cell>
          <table:table-cell table:style-name="ce25" office:value-type="string" calcext:value-type="string" table:number-columns-spanned="3" table:number-rows-spanned="1">
            <text:p>CC[b]</text:p>
          </table:table-cell>
          <table:covered-table-cell table:style-name="ce28"/>
          <table:covered-table-cell table:style-name="ce14"/>
          <table:table-cell/>
          <table:table-cell table:style-name="ce17" office:value-type="string" calcext:value-type="string" table:number-columns-spanned="3" table:number-rows-spanned="1">
            <text:p>С.В.У.С.</text:p>
          </table:table-cell>
          <table:covered-table-cell table:style-name="ce28"/>
          <table:covered-table-cell table:style-name="ce14"/>
          <table:table-cell table:style-name="ce21" office:value-type="string" calcext:value-type="string">
            <text:p>CC[h]</text:p>
          </table:table-cell>
          <table:table-cell table:style-name="ce25" office:value-type="string" calcext:value-type="string" table:number-columns-spanned="3" table:number-rows-spanned="1">
            <text:p>CC[b]</text:p>
          </table:table-cell>
          <table:covered-table-cell table:style-name="ce28"/>
          <table:covered-table-cell table:style-name="ce14"/>
          <table:table-cell table:number-columns-repeated="1000"/>
        </table:table-row>
        <table:table-row table:style-name="ro1">
          <table:table-cell table:number-columns-repeated="9"/>
          <table:table-cell table:style-name="ce5" office:value-type="string" calcext:value-type="string" table:number-columns-spanned="3" table:number-rows-spanned="1">
            <text:p>bruncnd</text:p>
          </table:table-cell>
          <table:covered-table-cell table:number-columns-repeated="2" table:style-name="ce5"/>
          <table:table-cell table:style-name="ce12" table:formula="of:=BIN2HEX([.N2]&amp;[.O2]&amp;[.P2])" office:value-type="string" office:string-value="1" calcext:value-type="string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 table:number-columns-spanned="3" table:number-rows-spanned="1">
            <text:p>bropr</text:p>
          </table:table-cell>
          <table:covered-table-cell table:style-name="ce33"/>
          <table:covered-table-cell table:style-name="ce34"/>
          <table:table-cell table:style-name="ce12" table:formula="of:=BIN2HEX([.V2]&amp;[.W2]&amp;[.X2])" office:value-type="string" office:string-value="7" calcext:value-type="string">
            <text:p>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3" table:number-rows-spanned="1">
            <text:p>С.У.С.</text:p>
          </table:table-cell>
          <table:covered-table-cell table:number-columns-repeated="2" table:style-name="ce17"/>
          <table:table-cell table:style-name="ce21" office:value-type="string" calcext:value-type="string">
            <text:p>CC[h]</text:p>
          </table:table-cell>
          <table:table-cell table:style-name="ce25" office:value-type="string" calcext:value-type="string" table:number-columns-spanned="3" table:number-rows-spanned="1">
            <text:p>CC[b]</text:p>
          </table:table-cell>
          <table:covered-table-cell table:style-name="ce28"/>
          <table:covered-table-cell table:style-name="ce14"/>
          <table:table-cell table:number-columns-repeated="1008"/>
        </table:table-row>
        <table:table-row table:style-name="ro1">
          <table:table-cell table:number-columns-repeated="9"/>
          <table:table-cell table:style-name="ce5" office:value-type="string" calcext:value-type="string" table:number-columns-spanned="3" table:number-rows-spanned="1">
            <text:p>brnotEXEC</text:p>
          </table:table-cell>
          <table:covered-table-cell table:number-columns-repeated="2" table:style-name="ce5"/>
          <table:table-cell table:style-name="ce12" table:formula="of:=BIN2HEX([.N5]&amp;[.O5]&amp;[.P5])" office:value-type="string" office:string-value="2" calcext:value-type="string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number-columns-repeated="7"/>
          <table:table-cell table:style-name="ce5" office:value-type="string" calcext:value-type="string" table:number-columns-spanned="3" table:number-rows-spanned="1">
            <text:p>brimmed</text:p>
          </table:table-cell>
          <table:covered-table-cell table:number-columns-repeated="2" table:style-name="ce5"/>
          <table:table-cell table:style-name="ce12" table:formula="of:=BIN2HEX([.N6]&amp;[.O6]&amp;[.P6])" office:value-type="string" office:string-value="3" calcext:value-type="string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5" office:value-type="string" calcext:value-type="string" table:number-columns-spanned="3" table:number-rows-spanned="1">
            <text:p>brregdir</text:p>
          </table:table-cell>
          <table:covered-table-cell table:number-columns-repeated="2" table:style-name="ce5"/>
          <table:table-cell table:style-name="ce12" table:formula="of:=BIN2HEX([.N7]&amp;[.O7]&amp;[.P7])" office:value-type="string" office:string-value="4" calcext:value-type="string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5" office:value-type="string" calcext:value-type="string" table:number-columns-spanned="3" table:number-rows-spanned="1">
            <text:p>brnotbrorjmp</text:p>
          </table:table-cell>
          <table:covered-table-cell table:number-columns-repeated="2" table:style-name="ce5"/>
          <table:table-cell table:style-name="ce12" table:formula="of:=BIN2HEX([.N8]&amp;[.O8]&amp;[.P8])" office:value-type="string" office:string-value="5" calcext:value-type="string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number-columns-repeated="18"/>
          <table:table-cell table:number-columns-repeated="990"/>
        </table:table-row>
        <table:table-row table:style-name="ro1">
          <table:table-cell table:number-columns-repeated="9"/>
          <table:table-cell table:style-name="ce5" office:value-type="string" calcext:value-type="string" table:number-columns-spanned="3" table:number-rows-spanned="1">
            <text:p>brnoFCBUS</text:p>
          </table:table-cell>
          <table:covered-table-cell table:number-columns-repeated="2" table:style-name="ce5"/>
          <table:table-cell table:style-name="ce12" table:formula="of:=BIN2HEX([.N9]&amp;[.O9]&amp;[.P9])" office:value-type="string" office:string-value="6" calcext:value-type="string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18"/>
          <table:table-cell table:number-columns-repeated="990"/>
        </table:table-row>
        <table:table-row table:style-name="ro1">
          <table:table-cell table:number-columns-repeated="9"/>
          <table:table-cell table:style-name="ce1" table:number-columns-repeated="2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Адреса</text:p>
          </table:table-cell>
          <table:table-cell table:style-name="ce2" office:value-type="string" calcext:value-type="string" table:number-columns-spanned="1" table:number-rows-spanned="2">
            <text:p>Садржај (без ba) [h]</text:p>
          </table:table-cell>
          <table:table-cell table:style-name="ce2" office:value-type="string" calcext:value-type="string" table:number-columns-spanned="1" table:number-rows-spanned="2">
            <text:p>ba[h]</text:p>
          </table:table-cell>
          <table:table-cell table:style-name="ce2" office:value-type="string" calcext:value-type="string" table:number-columns-spanned="1" table:number-rows-spanned="2">
            <text:p>cc[h]</text:p>
          </table:table-cell>
          <table:table-cell table:style-name="ce9" office:value-type="string" calcext:value-type="string" table:number-columns-spanned="1" table:number-rows-spanned="2">
            <text:p>Коментар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29" calcext:value-type="float">
            <text:p>29</text:p>
          </table:table-cell>
          <table:table-cell table:style-name="ce21" office:value-type="float" office:value="28" calcext:value-type="float">
            <text:p>28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covered-table-cell table:number-columns-repeated="4" table:style-name="ce3"/>
          <table:covered-table-cell table:style-name="ce10"/>
          <table:table-cell table:style-name="ce52" office:value-type="string" calcext:value-type="string" table:number-columns-spanned="6" table:number-rows-spanned="1">
            <text:p>ba</text:p>
          </table:table-cell>
          <table:covered-table-cell table:number-columns-repeated="4" table:style-name="ce18"/>
          <table:covered-table-cell table:style-name="ce52"/>
          <table:table-cell table:style-name="ce23" office:value-type="string" calcext:value-type="string" table:number-columns-spanned="3" table:number-rows-spanned="1">
            <text:p>cc</text:p>
          </table:table-cell>
          <table:covered-table-cell table:style-name="ce18"/>
          <table:covered-table-cell table:style-name="ce52"/>
          <table:table-cell table:style-name="ce29" office:value-type="string" calcext:value-type="string">
            <text:p>clEXEC</text:p>
          </table:table-cell>
          <table:table-cell table:style-name="ce31" office:value-type="string" calcext:value-type="string">
            <text:p>stINTR</text:p>
          </table:table-cell>
          <table:table-cell table:style-name="ce31" office:value-type="string" calcext:value-type="string">
            <text:p>mxMDR1</text:p>
          </table:table-cell>
          <table:table-cell table:style-name="ce31" office:value-type="string" calcext:value-type="string">
            <text:p>mxB1</text:p>
          </table:table-cell>
          <table:table-cell table:style-name="ce31" office:value-type="string" calcext:value-type="string">
            <text:p>ldB</text:p>
          </table:table-cell>
          <table:table-cell table:style-name="ce31" office:value-type="string" calcext:value-type="string">
            <text:p>rdMEM</text:p>
          </table:table-cell>
          <table:table-cell table:style-name="ce31" office:value-type="string" calcext:value-type="string">
            <text:p>ldMAR</text:p>
          </table:table-cell>
          <table:table-cell table:style-name="ce31" office:value-type="string" calcext:value-type="string">
            <text:p>incMAR</text:p>
          </table:table-cell>
          <table:table-cell table:style-name="ce31" office:value-type="string" calcext:value-type="string">
            <text:p>ldSTBR</text:p>
          </table:table-cell>
          <table:table-cell table:style-name="ce31" office:value-type="string" calcext:value-type="string">
            <text:p>ldSTAR</text:p>
          </table:table-cell>
          <table:table-cell table:style-name="ce31" office:value-type="string" calcext:value-type="string">
            <text:p>mxPC1</text:p>
          </table:table-cell>
          <table:table-cell table:style-name="ce31" office:value-type="string" calcext:value-type="string">
            <text:p>ldDWH</text:p>
          </table:table-cell>
          <table:table-cell table:style-name="ce31" office:value-type="string" calcext:value-type="string">
            <text:p>ldDWL</text:p>
          </table:table-cell>
          <table:table-cell table:style-name="ce31" office:value-type="string" calcext:value-type="string">
            <text:p>incSP</text:p>
          </table:table-cell>
          <table:table-cell table:style-name="ce31" office:value-type="string" calcext:value-type="string">
            <text:p>decSP</text:p>
          </table:table-cell>
          <table:table-cell table:style-name="ce31" office:value-type="string" calcext:value-type="string">
            <text:p>mxMAR1</text:p>
          </table:table-cell>
          <table:table-cell table:style-name="ce31" office:value-type="string" calcext:value-type="string">
            <text:p>clPSWSTART</text:p>
          </table:table-cell>
          <table:table-cell table:style-name="ce31" office:value-type="string" calcext:value-type="string">
            <text:p>ldPC</text:p>
          </table:table-cell>
          <table:table-cell table:style-name="ce35" office:value-type="string" calcext:value-type="string">
            <text:p>mxA0</text:p>
          </table:table-cell>
          <table:table-cell table:style-name="ce31" office:value-type="string" calcext:value-type="string">
            <text:p>incA</text:p>
          </table:table-cell>
          <table:table-cell table:style-name="ce31" office:value-type="string" calcext:value-type="string">
            <text:p>ldDR</text:p>
          </table:table-cell>
          <table:table-cell table:style-name="ce31" office:value-type="string" calcext:value-type="string">
            <text:p>mxMDR0</text:p>
          </table:table-cell>
          <table:table-cell table:style-name="ce31" office:value-type="string" calcext:value-type="string">
            <text:p>wrMEM</text:p>
          </table:table-cell>
          <table:table-cell table:style-name="ce31" office:value-type="string" calcext:value-type="string">
            <text:p>ldMDR</text:p>
          </table:table-cell>
          <table:table-cell table:style-name="ce31" office:value-type="string" calcext:value-type="string">
            <text:p>ldV</text:p>
          </table:table-cell>
          <table:table-cell table:style-name="ce31" office:value-type="string" calcext:value-type="string">
            <text:p>ldZ</text:p>
          </table:table-cell>
          <table:table-cell table:style-name="ce31" office:value-type="string" calcext:value-type="string">
            <text:p>ldN</text:p>
          </table:table-cell>
          <table:table-cell table:style-name="ce31" office:value-type="string" calcext:value-type="string">
            <text:p>ldA</text:p>
          </table:table-cell>
          <table:table-cell table:style-name="ce38" table:number-columns-repeated="982"/>
        </table:table-row>
        <table:table-row table:style-name="ro1">
          <table:table-cell table:style-name="ce4" office:value-type="string" calcext:value-type="string">
            <text:p>0h</text:p>
          </table:table-cell>
          <table:table-cell table:style-name="ce4" table:formula="of:=COM.MICROSOFT.CONCAT(BIN2HEX([$EXEC_Resenje.$L14]&amp;[$EXEC_Resenje.$M14]&amp;[$EXEC_Resenje.$N14]);BIN2HEX([$EXEC_Resenje.$O14]&amp;[$EXEC_Resenje.$P14]&amp;[$EXEC_Resenje.$Q14]&amp;[$EXEC_Resenje.$R14]);BIN2HEX([$EXEC_Resenje.$S14]&amp;[$EXEC_Resenje.$T14]&amp;[$EXEC_Resenje.$U14]&amp;[$EXEC_Resenje.$V14]);BIN2HEX([$EXEC_Resenje.$W14]&amp;[$EXEC_Resenje.$X14]&amp;[$EXEC_Resenje.$Y14]&amp;[$EXEC_Resenje.$Z14]);BIN2HEX([$EXEC_Resenje.$AA14]&amp;[$EXEC_Resenje.$AB14]&amp;[$EXEC_Resenje.$AC14]&amp;[$EXEC_Resenje.$AD14]);BIN2HEX([$EXEC_Resenje.$AE14]&amp;[$EXEC_Resenje.$AF14]&amp;[$EXEC_Resenje.$AG14]&amp;[$EXEC_Resenje.$AH14]);BIN2HEX([$EXEC_Resenje.$AI14]&amp;[$EXEC_Resenje.$AJ14]&amp;[$EXEC_Resenje.$AK14]&amp;[$EXEC_Resenje.$AL14]);BIN2HEX([$EXEC_Resenje.$AM14]&amp;[$EXEC_Resenje.$AN14]&amp;[$EXEC_Resenje.$AO14]&amp;[$EXEC_Resenje.$AP14]))" office:value-type="string" office:string-value="20000000" calcext:value-type="string">
            <text:p>20000000</text:p>
          </table:table-cell>
          <table:table-cell table:style-name="ce7" table:formula="of:=BIN2HEX([$EXEC_Resenje.$F14]&amp;[$EXEC_Resenje.$G14]&amp;[$EXEC_Resenje.$H14]&amp;[$EXEC_Resenje.$I14]&amp;[$EXEC_Resenje.$J14]&amp;[$EXEC_Resenje.$K14];2)" office:value-type="string" office:string-value="00" calcext:value-type="string">
            <text:p>00</text:p>
          </table:table-cell>
          <table:table-cell table:style-name="ce7" table:formula="of:=BIN2HEX([$EXEC_Resenje.$L14]&amp;[$EXEC_Resenje.$M14]&amp;[$EXEC_Resenje.$N14])" office:value-type="string" office:string-value="2" calcext:value-type="string">
            <text:p>2</text:p>
          </table:table-cell>
          <table:table-cell table:style-name="ce11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14];LEN([.A14])-1))+1)&amp;&quot;h&quot;" office:value-type="string" office:string-value="1h" calcext:value-type="string">
            <text:p>1h</text:p>
          </table:table-cell>
          <table:table-cell table:style-name="ce4" table:formula="of:=COM.MICROSOFT.CONCAT(BIN2HEX([$EXEC_Resenje.$L15]&amp;[$EXEC_Resenje.$M15]&amp;[$EXEC_Resenje.$N15]);BIN2HEX([$EXEC_Resenje.$O15]&amp;[$EXEC_Resenje.$P15]&amp;[$EXEC_Resenje.$Q15]&amp;[$EXEC_Resenje.$R15]);BIN2HEX([$EXEC_Resenje.$S15]&amp;[$EXEC_Resenje.$T15]&amp;[$EXEC_Resenje.$U15]&amp;[$EXEC_Resenje.$V15]);BIN2HEX([$EXEC_Resenje.$W15]&amp;[$EXEC_Resenje.$X15]&amp;[$EXEC_Resenje.$Y15]&amp;[$EXEC_Resenje.$Z15]);BIN2HEX([$EXEC_Resenje.$AA15]&amp;[$EXEC_Resenje.$AB15]&amp;[$EXEC_Resenje.$AC15]&amp;[$EXEC_Resenje.$AD15]);BIN2HEX([$EXEC_Resenje.$AE15]&amp;[$EXEC_Resenje.$AF15]&amp;[$EXEC_Resenje.$AG15]&amp;[$EXEC_Resenje.$AH15]);BIN2HEX([$EXEC_Resenje.$AI15]&amp;[$EXEC_Resenje.$AJ15]&amp;[$EXEC_Resenje.$AK15]&amp;[$EXEC_Resenje.$AL15]);BIN2HEX([$EXEC_Resenje.$AM15]&amp;[$EXEC_Resenje.$AN15]&amp;[$EXEC_Resenje.$AO15]&amp;[$EXEC_Resenje.$AP15]))" office:value-type="string" office:string-value="70000000" calcext:value-type="string">
            <text:p>70000000</text:p>
          </table:table-cell>
          <table:table-cell table:style-name="ce7" table:formula="of:=BIN2HEX([$EXEC_Resenje.$F15]&amp;[$EXEC_Resenje.$G15]&amp;[$EXEC_Resenje.$H15]&amp;[$EXEC_Resenje.$I15]&amp;[$EXEC_Resenje.$J15]&amp;[$EXEC_Resenje.$K15];2)" office:value-type="string" office:string-value="00" calcext:value-type="string">
            <text:p>00</text:p>
          </table:table-cell>
          <table:table-cell table:style-name="ce7" table:formula="of:=BIN2HEX([$EXEC_Resenje.$L15]&amp;[$EXEC_Resenje.$M15]&amp;[$EXEC_Resenje.$N15])" office:value-type="string" office:string-value="7" calcext:value-type="string">
            <text:p>7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15];LEN([.A15])-1))+1)&amp;&quot;h&quot;" office:value-type="string" office:string-value="2h" calcext:value-type="string">
            <text:p>2h</text:p>
          </table:table-cell>
          <table:table-cell table:style-name="ce4" table:formula="of:=COM.MICROSOFT.CONCAT(BIN2HEX([$EXEC_Resenje.$L16]&amp;[$EXEC_Resenje.$M16]&amp;[$EXEC_Resenje.$N16]);BIN2HEX([$EXEC_Resenje.$O16]&amp;[$EXEC_Resenje.$P16]&amp;[$EXEC_Resenje.$Q16]&amp;[$EXEC_Resenje.$R16]);BIN2HEX([$EXEC_Resenje.$S16]&amp;[$EXEC_Resenje.$T16]&amp;[$EXEC_Resenje.$U16]&amp;[$EXEC_Resenje.$V16]);BIN2HEX([$EXEC_Resenje.$W16]&amp;[$EXEC_Resenje.$X16]&amp;[$EXEC_Resenje.$Y16]&amp;[$EXEC_Resenje.$Z16]);BIN2HEX([$EXEC_Resenje.$AA16]&amp;[$EXEC_Resenje.$AB16]&amp;[$EXEC_Resenje.$AC16]&amp;[$EXEC_Resenje.$AD16]);BIN2HEX([$EXEC_Resenje.$AE16]&amp;[$EXEC_Resenje.$AF16]&amp;[$EXEC_Resenje.$AG16]&amp;[$EXEC_Resenje.$AH16]);BIN2HEX([$EXEC_Resenje.$AI16]&amp;[$EXEC_Resenje.$AJ16]&amp;[$EXEC_Resenje.$AK16]&amp;[$EXEC_Resenje.$AL16]);BIN2HEX([$EXEC_Resenje.$AM16]&amp;[$EXEC_Resenje.$AN16]&amp;[$EXEC_Resenje.$AO16]&amp;[$EXEC_Resenje.$AP16]))" office:value-type="string" office:string-value="00000001" calcext:value-type="string">
            <text:p>00000001</text:p>
          </table:table-cell>
          <table:table-cell table:style-name="ce7" table:formula="of:=BIN2HEX([$EXEC_Resenje.$F16]&amp;[$EXEC_Resenje.$G16]&amp;[$EXEC_Resenje.$H16]&amp;[$EXEC_Resenje.$I16]&amp;[$EXEC_Resenje.$J16]&amp;[$EXEC_Resenje.$K16];2)" office:value-type="string" office:string-value="00" calcext:value-type="string">
            <text:p>00</text:p>
          </table:table-cell>
          <table:table-cell table:style-name="ce7" table:formula="of:=BIN2HEX([$EXEC_Resenje.$L16]&amp;[$EXEC_Resenje.$M16]&amp;[$EXEC_Resenje.$N16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5" table:formula="of:=DEC2HEX(HEX2DEC(LEFT([.A16];LEN([.A16])-1))+1)&amp;&quot;h&quot;" office:value-type="string" office:string-value="3h" calcext:value-type="string">
            <text:p>3h</text:p>
          </table:table-cell>
          <table:table-cell table:style-name="ce4" table:formula="of:=COM.MICROSOFT.CONCAT(BIN2HEX([$EXEC_Resenje.$L17]&amp;[$EXEC_Resenje.$M17]&amp;[$EXEC_Resenje.$N17]);BIN2HEX([$EXEC_Resenje.$O17]&amp;[$EXEC_Resenje.$P17]&amp;[$EXEC_Resenje.$Q17]&amp;[$EXEC_Resenje.$R17]);BIN2HEX([$EXEC_Resenje.$S17]&amp;[$EXEC_Resenje.$T17]&amp;[$EXEC_Resenje.$U17]&amp;[$EXEC_Resenje.$V17]);BIN2HEX([$EXEC_Resenje.$W17]&amp;[$EXEC_Resenje.$X17]&amp;[$EXEC_Resenje.$Y17]&amp;[$EXEC_Resenje.$Z17]);BIN2HEX([$EXEC_Resenje.$AA17]&amp;[$EXEC_Resenje.$AB17]&amp;[$EXEC_Resenje.$AC17]&amp;[$EXEC_Resenje.$AD17]);BIN2HEX([$EXEC_Resenje.$AE17]&amp;[$EXEC_Resenje.$AF17]&amp;[$EXEC_Resenje.$AG17]&amp;[$EXEC_Resenje.$AH17]);BIN2HEX([$EXEC_Resenje.$AI17]&amp;[$EXEC_Resenje.$AJ17]&amp;[$EXEC_Resenje.$AK17]&amp;[$EXEC_Resenje.$AL17]);BIN2HEX([$EXEC_Resenje.$AM17]&amp;[$EXEC_Resenje.$AN17]&amp;[$EXEC_Resenje.$AO17]&amp;[$EXEC_Resenje.$AP17]))" office:value-type="string" office:string-value="10000006" calcext:value-type="string">
            <text:p>10000006</text:p>
          </table:table-cell>
          <table:table-cell table:style-name="ce7" table:formula="of:=BIN2HEX([$EXEC_Resenje.$F17]&amp;[$EXEC_Resenje.$G17]&amp;[$EXEC_Resenje.$H17]&amp;[$EXEC_Resenje.$I17]&amp;[$EXEC_Resenje.$J17]&amp;[$EXEC_Resenje.$K17];2)" office:value-type="string" office:string-value="21" calcext:value-type="string">
            <text:p>21</text:p>
          </table:table-cell>
          <table:table-cell table:style-name="ce7" table:formula="of:=BIN2HEX([$EXEC_Resenje.$L17]&amp;[$EXEC_Resenje.$M17]&amp;[$EXEC_Resenje.$N17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17];LEN([.A17])-1))+1)&amp;&quot;h&quot;" office:value-type="string" office:string-value="4h" calcext:value-type="string">
            <text:p>4h</text:p>
          </table:table-cell>
          <table:table-cell table:style-name="ce4" table:formula="of:=COM.MICROSOFT.CONCAT(BIN2HEX([$EXEC_Resenje.$L18]&amp;[$EXEC_Resenje.$M18]&amp;[$EXEC_Resenje.$N18]);BIN2HEX([$EXEC_Resenje.$O18]&amp;[$EXEC_Resenje.$P18]&amp;[$EXEC_Resenje.$Q18]&amp;[$EXEC_Resenje.$R18]);BIN2HEX([$EXEC_Resenje.$S18]&amp;[$EXEC_Resenje.$T18]&amp;[$EXEC_Resenje.$U18]&amp;[$EXEC_Resenje.$V18]);BIN2HEX([$EXEC_Resenje.$W18]&amp;[$EXEC_Resenje.$X18]&amp;[$EXEC_Resenje.$Y18]&amp;[$EXEC_Resenje.$Z18]);BIN2HEX([$EXEC_Resenje.$AA18]&amp;[$EXEC_Resenje.$AB18]&amp;[$EXEC_Resenje.$AC18]&amp;[$EXEC_Resenje.$AD18]);BIN2HEX([$EXEC_Resenje.$AE18]&amp;[$EXEC_Resenje.$AF18]&amp;[$EXEC_Resenje.$AG18]&amp;[$EXEC_Resenje.$AH18]);BIN2HEX([$EXEC_Resenje.$AI18]&amp;[$EXEC_Resenje.$AJ18]&amp;[$EXEC_Resenje.$AK18]&amp;[$EXEC_Resenje.$AL18]);BIN2HEX([$EXEC_Resenje.$AM18]&amp;[$EXEC_Resenje.$AN18]&amp;[$EXEC_Resenje.$AO18]&amp;[$EXEC_Resenje.$AP18]))" office:value-type="string" office:string-value="40000000" calcext:value-type="string">
            <text:p>40000000</text:p>
          </table:table-cell>
          <table:table-cell table:style-name="ce7" office:value-type="string" calcext:value-type="string">
            <text:p>0A</text:p>
          </table:table-cell>
          <table:table-cell table:style-name="ce7" table:formula="of:=BIN2HEX([$EXEC_Resenje.$L18]&amp;[$EXEC_Resenje.$M18]&amp;[$EXEC_Resenje.$N18])" office:value-type="string" office:string-value="4" calcext:value-type="string">
            <text:p>4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18];LEN([.A18])-1))+1)&amp;&quot;h&quot;" office:value-type="string" office:string-value="5h" calcext:value-type="string">
            <text:p>5h</text:p>
          </table:table-cell>
          <table:table-cell table:style-name="ce4" table:formula="of:=COM.MICROSOFT.CONCAT(BIN2HEX([$EXEC_Resenje.$L19]&amp;[$EXEC_Resenje.$M19]&amp;[$EXEC_Resenje.$N19]);BIN2HEX([$EXEC_Resenje.$O19]&amp;[$EXEC_Resenje.$P19]&amp;[$EXEC_Resenje.$Q19]&amp;[$EXEC_Resenje.$R19]);BIN2HEX([$EXEC_Resenje.$S19]&amp;[$EXEC_Resenje.$T19]&amp;[$EXEC_Resenje.$U19]&amp;[$EXEC_Resenje.$V19]);BIN2HEX([$EXEC_Resenje.$W19]&amp;[$EXEC_Resenje.$X19]&amp;[$EXEC_Resenje.$Y19]&amp;[$EXEC_Resenje.$Z19]);BIN2HEX([$EXEC_Resenje.$AA19]&amp;[$EXEC_Resenje.$AB19]&amp;[$EXEC_Resenje.$AC19]&amp;[$EXEC_Resenje.$AD19]);BIN2HEX([$EXEC_Resenje.$AE19]&amp;[$EXEC_Resenje.$AF19]&amp;[$EXEC_Resenje.$AG19]&amp;[$EXEC_Resenje.$AH19]);BIN2HEX([$EXEC_Resenje.$AI19]&amp;[$EXEC_Resenje.$AJ19]&amp;[$EXEC_Resenje.$AK19]&amp;[$EXEC_Resenje.$AL19]);BIN2HEX([$EXEC_Resenje.$AM19]&amp;[$EXEC_Resenje.$AN19]&amp;[$EXEC_Resenje.$AO19]&amp;[$EXEC_Resenje.$AP19]))" office:value-type="string" office:string-value="00000050" calcext:value-type="string">
            <text:p>00000050</text:p>
          </table:table-cell>
          <table:table-cell table:style-name="ce7" table:formula="of:=BIN2HEX([$EXEC_Resenje.$F19]&amp;[$EXEC_Resenje.$G19]&amp;[$EXEC_Resenje.$H19]&amp;[$EXEC_Resenje.$I19]&amp;[$EXEC_Resenje.$J19]&amp;[$EXEC_Resenje.$K19];2)" office:value-type="string" office:string-value="00" calcext:value-type="string">
            <text:p>00</text:p>
          </table:table-cell>
          <table:table-cell table:style-name="ce7" table:formula="of:=BIN2HEX([$EXEC_Resenje.$L19]&amp;[$EXEC_Resenje.$M19]&amp;[$EXEC_Resenje.$N19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19];LEN([.A19])-1))+1)&amp;&quot;h&quot;" office:value-type="string" office:string-value="6h" calcext:value-type="string">
            <text:p>6h</text:p>
          </table:table-cell>
          <table:table-cell table:style-name="ce4" table:formula="of:=COM.MICROSOFT.CONCAT(BIN2HEX([$EXEC_Resenje.$L20]&amp;[$EXEC_Resenje.$M20]&amp;[$EXEC_Resenje.$N20]);BIN2HEX([$EXEC_Resenje.$O20]&amp;[$EXEC_Resenje.$P20]&amp;[$EXEC_Resenje.$Q20]&amp;[$EXEC_Resenje.$R20]);BIN2HEX([$EXEC_Resenje.$S20]&amp;[$EXEC_Resenje.$T20]&amp;[$EXEC_Resenje.$U20]&amp;[$EXEC_Resenje.$V20]);BIN2HEX([$EXEC_Resenje.$W20]&amp;[$EXEC_Resenje.$X20]&amp;[$EXEC_Resenje.$Y20]&amp;[$EXEC_Resenje.$Z20]);BIN2HEX([$EXEC_Resenje.$AA20]&amp;[$EXEC_Resenje.$AB20]&amp;[$EXEC_Resenje.$AC20]&amp;[$EXEC_Resenje.$AD20]);BIN2HEX([$EXEC_Resenje.$AE20]&amp;[$EXEC_Resenje.$AF20]&amp;[$EXEC_Resenje.$AG20]&amp;[$EXEC_Resenje.$AH20]);BIN2HEX([$EXEC_Resenje.$AI20]&amp;[$EXEC_Resenje.$AJ20]&amp;[$EXEC_Resenje.$AK20]&amp;[$EXEC_Resenje.$AL20]);BIN2HEX([$EXEC_Resenje.$AM20]&amp;[$EXEC_Resenje.$AN20]&amp;[$EXEC_Resenje.$AO20]&amp;[$EXEC_Resenje.$AP20]))" office:value-type="string" office:string-value="60000020" calcext:value-type="string">
            <text:p>60000020</text:p>
          </table:table-cell>
          <table:table-cell table:style-name="ce7" table:formula="of:=BIN2HEX([$EXEC_Resenje.$F20]&amp;[$EXEC_Resenje.$G20]&amp;[$EXEC_Resenje.$H20]&amp;[$EXEC_Resenje.$I20]&amp;[$EXEC_Resenje.$J20]&amp;[$EXEC_Resenje.$K20];2)" office:value-type="string" office:string-value="06" calcext:value-type="string">
            <text:p>06</text:p>
          </table:table-cell>
          <table:table-cell table:style-name="ce7" table:formula="of:=BIN2HEX([$EXEC_Resenje.$L20]&amp;[$EXEC_Resenje.$M20]&amp;[$EXEC_Resenje.$N20])" office:value-type="string" office:string-value="6" calcext:value-type="string">
            <text:p>6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0];LEN([.A20])-1))+1)&amp;&quot;h&quot;" office:value-type="string" office:string-value="7h" calcext:value-type="string">
            <text:p>7h</text:p>
          </table:table-cell>
          <table:table-cell table:style-name="ce4" table:formula="of:=COM.MICROSOFT.CONCAT(BIN2HEX([$EXEC_Resenje.$L21]&amp;[$EXEC_Resenje.$M21]&amp;[$EXEC_Resenje.$N21]);BIN2HEX([$EXEC_Resenje.$O21]&amp;[$EXEC_Resenje.$P21]&amp;[$EXEC_Resenje.$Q21]&amp;[$EXEC_Resenje.$R21]);BIN2HEX([$EXEC_Resenje.$S21]&amp;[$EXEC_Resenje.$T21]&amp;[$EXEC_Resenje.$U21]&amp;[$EXEC_Resenje.$V21]);BIN2HEX([$EXEC_Resenje.$W21]&amp;[$EXEC_Resenje.$X21]&amp;[$EXEC_Resenje.$Y21]&amp;[$EXEC_Resenje.$Z21]);BIN2HEX([$EXEC_Resenje.$AA21]&amp;[$EXEC_Resenje.$AB21]&amp;[$EXEC_Resenje.$AC21]&amp;[$EXEC_Resenje.$AD21]);BIN2HEX([$EXEC_Resenje.$AE21]&amp;[$EXEC_Resenje.$AF21]&amp;[$EXEC_Resenje.$AG21]&amp;[$EXEC_Resenje.$AH21]);BIN2HEX([$EXEC_Resenje.$AI21]&amp;[$EXEC_Resenje.$AJ21]&amp;[$EXEC_Resenje.$AK21]&amp;[$EXEC_Resenje.$AL21]);BIN2HEX([$EXEC_Resenje.$AM21]&amp;[$EXEC_Resenje.$AN21]&amp;[$EXEC_Resenje.$AO21]&amp;[$EXEC_Resenje.$AP21]))" office:value-type="string" office:string-value="02100050" calcext:value-type="string">
            <text:p>02100050</text:p>
          </table:table-cell>
          <table:table-cell table:style-name="ce7" table:formula="of:=BIN2HEX([$EXEC_Resenje.$F21]&amp;[$EXEC_Resenje.$G21]&amp;[$EXEC_Resenje.$H21]&amp;[$EXEC_Resenje.$I21]&amp;[$EXEC_Resenje.$J21]&amp;[$EXEC_Resenje.$K21];2)" office:value-type="string" office:string-value="00" calcext:value-type="string">
            <text:p>00</text:p>
          </table:table-cell>
          <table:table-cell table:style-name="ce7" table:formula="of:=BIN2HEX([$EXEC_Resenje.$L21]&amp;[$EXEC_Resenje.$M21]&amp;[$EXEC_Resenje.$N21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1"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1];LEN([.A21])-1))+1)&amp;&quot;h&quot;" office:value-type="string" office:string-value="8h" calcext:value-type="string">
            <text:p>8h</text:p>
          </table:table-cell>
          <table:table-cell table:style-name="ce4" table:formula="of:=COM.MICROSOFT.CONCAT(BIN2HEX([$EXEC_Resenje.$L22]&amp;[$EXEC_Resenje.$M22]&amp;[$EXEC_Resenje.$N22]);BIN2HEX([$EXEC_Resenje.$O22]&amp;[$EXEC_Resenje.$P22]&amp;[$EXEC_Resenje.$Q22]&amp;[$EXEC_Resenje.$R22]);BIN2HEX([$EXEC_Resenje.$S22]&amp;[$EXEC_Resenje.$T22]&amp;[$EXEC_Resenje.$U22]&amp;[$EXEC_Resenje.$V22]);BIN2HEX([$EXEC_Resenje.$W22]&amp;[$EXEC_Resenje.$X22]&amp;[$EXEC_Resenje.$Y22]&amp;[$EXEC_Resenje.$Z22]);BIN2HEX([$EXEC_Resenje.$AA22]&amp;[$EXEC_Resenje.$AB22]&amp;[$EXEC_Resenje.$AC22]&amp;[$EXEC_Resenje.$AD22]);BIN2HEX([$EXEC_Resenje.$AE22]&amp;[$EXEC_Resenje.$AF22]&amp;[$EXEC_Resenje.$AG22]&amp;[$EXEC_Resenje.$AH22]);BIN2HEX([$EXEC_Resenje.$AI22]&amp;[$EXEC_Resenje.$AJ22]&amp;[$EXEC_Resenje.$AK22]&amp;[$EXEC_Resenje.$AL22]);BIN2HEX([$EXEC_Resenje.$AM22]&amp;[$EXEC_Resenje.$AN22]&amp;[$EXEC_Resenje.$AO22]&amp;[$EXEC_Resenje.$AP22]))" office:value-type="string" office:string-value="60000020" calcext:value-type="string">
            <text:p>60000020</text:p>
          </table:table-cell>
          <table:table-cell table:style-name="ce7" table:formula="of:=BIN2HEX([$EXEC_Resenje.$F22]&amp;[$EXEC_Resenje.$G22]&amp;[$EXEC_Resenje.$H22]&amp;[$EXEC_Resenje.$I22]&amp;[$EXEC_Resenje.$J22]&amp;[$EXEC_Resenje.$K22];2)" office:value-type="string" office:string-value="08" calcext:value-type="string">
            <text:p>08</text:p>
          </table:table-cell>
          <table:table-cell table:style-name="ce7" table:formula="of:=BIN2HEX([$EXEC_Resenje.$L22]&amp;[$EXEC_Resenje.$M22]&amp;[$EXEC_Resenje.$N22])" office:value-type="string" office:string-value="6" calcext:value-type="string">
            <text:p>6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2];LEN([.A22])-1))+1)&amp;&quot;h&quot;" office:value-type="string" office:string-value="9h" calcext:value-type="string">
            <text:p>9h</text:p>
          </table:table-cell>
          <table:table-cell table:style-name="ce4" table:formula="of:=COM.MICROSOFT.CONCAT(BIN2HEX([$EXEC_Resenje.$L23]&amp;[$EXEC_Resenje.$M23]&amp;[$EXEC_Resenje.$N23]);BIN2HEX([$EXEC_Resenje.$O23]&amp;[$EXEC_Resenje.$P23]&amp;[$EXEC_Resenje.$Q23]&amp;[$EXEC_Resenje.$R23]);BIN2HEX([$EXEC_Resenje.$S23]&amp;[$EXEC_Resenje.$T23]&amp;[$EXEC_Resenje.$U23]&amp;[$EXEC_Resenje.$V23]);BIN2HEX([$EXEC_Resenje.$W23]&amp;[$EXEC_Resenje.$X23]&amp;[$EXEC_Resenje.$Y23]&amp;[$EXEC_Resenje.$Z23]);BIN2HEX([$EXEC_Resenje.$AA23]&amp;[$EXEC_Resenje.$AB23]&amp;[$EXEC_Resenje.$AC23]&amp;[$EXEC_Resenje.$AD23]);BIN2HEX([$EXEC_Resenje.$AE23]&amp;[$EXEC_Resenje.$AF23]&amp;[$EXEC_Resenje.$AG23]&amp;[$EXEC_Resenje.$AH23]);BIN2HEX([$EXEC_Resenje.$AI23]&amp;[$EXEC_Resenje.$AJ23]&amp;[$EXEC_Resenje.$AK23]&amp;[$EXEC_Resenje.$AL23]);BIN2HEX([$EXEC_Resenje.$AM23]&amp;[$EXEC_Resenje.$AN23]&amp;[$EXEC_Resenje.$AO23]&amp;[$EXEC_Resenje.$AP23]))" office:value-type="string" office:string-value="10000000" calcext:value-type="string">
            <text:p>1000000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BIN2HEX([$EXEC_Resenje.$L23]&amp;[$EXEC_Resenje.$M23]&amp;[$EXEC_Resenje.$N23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3];LEN([.A23])-1))+1)&amp;&quot;h&quot;" office:value-type="string" office:string-value="Ah" calcext:value-type="string">
            <text:p>Ah</text:p>
          </table:table-cell>
          <table:table-cell table:style-name="ce4" table:formula="of:=COM.MICROSOFT.CONCAT(BIN2HEX([$EXEC_Resenje.$L24]&amp;[$EXEC_Resenje.$M24]&amp;[$EXEC_Resenje.$N24]);BIN2HEX([$EXEC_Resenje.$O24]&amp;[$EXEC_Resenje.$P24]&amp;[$EXEC_Resenje.$Q24]&amp;[$EXEC_Resenje.$R24]);BIN2HEX([$EXEC_Resenje.$S24]&amp;[$EXEC_Resenje.$T24]&amp;[$EXEC_Resenje.$U24]&amp;[$EXEC_Resenje.$V24]);BIN2HEX([$EXEC_Resenje.$W24]&amp;[$EXEC_Resenje.$X24]&amp;[$EXEC_Resenje.$Y24]&amp;[$EXEC_Resenje.$Z24]);BIN2HEX([$EXEC_Resenje.$AA24]&amp;[$EXEC_Resenje.$AB24]&amp;[$EXEC_Resenje.$AC24]&amp;[$EXEC_Resenje.$AD24]);BIN2HEX([$EXEC_Resenje.$AE24]&amp;[$EXEC_Resenje.$AF24]&amp;[$EXEC_Resenje.$AG24]&amp;[$EXEC_Resenje.$AH24]);BIN2HEX([$EXEC_Resenje.$AI24]&amp;[$EXEC_Resenje.$AJ24]&amp;[$EXEC_Resenje.$AK24]&amp;[$EXEC_Resenje.$AL24]);BIN2HEX([$EXEC_Resenje.$AM24]&amp;[$EXEC_Resenje.$AN24]&amp;[$EXEC_Resenje.$AO24]&amp;[$EXEC_Resenje.$AP24]))" office:value-type="string" office:string-value="10000080" calcext:value-type="string">
            <text:p>10000080</text:p>
          </table:table-cell>
          <table:table-cell table:style-name="ce7" table:formula="of:=BIN2HEX([$EXEC_Resenje.$F24]&amp;[$EXEC_Resenje.$G24]&amp;[$EXEC_Resenje.$H24]&amp;[$EXEC_Resenje.$I24]&amp;[$EXEC_Resenje.$J24]&amp;[$EXEC_Resenje.$K24];2)" office:value-type="string" office:string-value="21" calcext:value-type="string">
            <text:p>21</text:p>
          </table:table-cell>
          <table:table-cell table:style-name="ce7" table:formula="of:=BIN2HEX([$EXEC_Resenje.$L24]&amp;[$EXEC_Resenje.$M24]&amp;[$EXEC_Resenje.$N24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4];LEN([.A24])-1))+1)&amp;&quot;h&quot;" office:value-type="string" office:string-value="Bh" calcext:value-type="string">
            <text:p>Bh</text:p>
          </table:table-cell>
          <table:table-cell table:style-name="ce4" table:formula="of:=COM.MICROSOFT.CONCAT(BIN2HEX([$EXEC_Resenje.$L25]&amp;[$EXEC_Resenje.$M25]&amp;[$EXEC_Resenje.$N25]);BIN2HEX([$EXEC_Resenje.$O25]&amp;[$EXEC_Resenje.$P25]&amp;[$EXEC_Resenje.$Q25]&amp;[$EXEC_Resenje.$R25]);BIN2HEX([$EXEC_Resenje.$S25]&amp;[$EXEC_Resenje.$T25]&amp;[$EXEC_Resenje.$U25]&amp;[$EXEC_Resenje.$V25]);BIN2HEX([$EXEC_Resenje.$W25]&amp;[$EXEC_Resenje.$X25]&amp;[$EXEC_Resenje.$Y25]&amp;[$EXEC_Resenje.$Z25]);BIN2HEX([$EXEC_Resenje.$AA25]&amp;[$EXEC_Resenje.$AB25]&amp;[$EXEC_Resenje.$AC25]&amp;[$EXEC_Resenje.$AD25]);BIN2HEX([$EXEC_Resenje.$AE25]&amp;[$EXEC_Resenje.$AF25]&amp;[$EXEC_Resenje.$AG25]&amp;[$EXEC_Resenje.$AH25]);BIN2HEX([$EXEC_Resenje.$AI25]&amp;[$EXEC_Resenje.$AJ25]&amp;[$EXEC_Resenje.$AK25]&amp;[$EXEC_Resenje.$AL25]);BIN2HEX([$EXEC_Resenje.$AM25]&amp;[$EXEC_Resenje.$AN25]&amp;[$EXEC_Resenje.$AO25]&amp;[$EXEC_Resenje.$AP25]))" office:value-type="string" office:string-value="10000100" calcext:value-type="string">
            <text:p>10000100</text:p>
          </table:table-cell>
          <table:table-cell table:style-name="ce7" table:formula="of:=BIN2HEX([$EXEC_Resenje.$F25]&amp;[$EXEC_Resenje.$G25]&amp;[$EXEC_Resenje.$H25]&amp;[$EXEC_Resenje.$I25]&amp;[$EXEC_Resenje.$J25]&amp;[$EXEC_Resenje.$K25];2)" office:value-type="string" office:string-value="21" calcext:value-type="string">
            <text:p>21</text:p>
          </table:table-cell>
          <table:table-cell table:style-name="ce7" table:formula="of:=BIN2HEX([$EXEC_Resenje.$L25]&amp;[$EXEC_Resenje.$M25]&amp;[$EXEC_Resenje.$N25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5];LEN([.A25])-1))+1)&amp;&quot;h&quot;" office:value-type="string" office:string-value="Ch" calcext:value-type="string">
            <text:p>Ch</text:p>
          </table:table-cell>
          <table:table-cell table:style-name="ce4" table:formula="of:=COM.MICROSOFT.CONCAT(BIN2HEX([$EXEC_Resenje.$L26]&amp;[$EXEC_Resenje.$M26]&amp;[$EXEC_Resenje.$N26]);BIN2HEX([$EXEC_Resenje.$O26]&amp;[$EXEC_Resenje.$P26]&amp;[$EXEC_Resenje.$Q26]&amp;[$EXEC_Resenje.$R26]);BIN2HEX([$EXEC_Resenje.$S26]&amp;[$EXEC_Resenje.$T26]&amp;[$EXEC_Resenje.$U26]&amp;[$EXEC_Resenje.$V26]);BIN2HEX([$EXEC_Resenje.$W26]&amp;[$EXEC_Resenje.$X26]&amp;[$EXEC_Resenje.$Y26]&amp;[$EXEC_Resenje.$Z26]);BIN2HEX([$EXEC_Resenje.$AA26]&amp;[$EXEC_Resenje.$AB26]&amp;[$EXEC_Resenje.$AC26]&amp;[$EXEC_Resenje.$AD26]);BIN2HEX([$EXEC_Resenje.$AE26]&amp;[$EXEC_Resenje.$AF26]&amp;[$EXEC_Resenje.$AG26]&amp;[$EXEC_Resenje.$AH26]);BIN2HEX([$EXEC_Resenje.$AI26]&amp;[$EXEC_Resenje.$AJ26]&amp;[$EXEC_Resenje.$AK26]&amp;[$EXEC_Resenje.$AL26]);BIN2HEX([$EXEC_Resenje.$AM26]&amp;[$EXEC_Resenje.$AN26]&amp;[$EXEC_Resenje.$AO26]&amp;[$EXEC_Resenje.$AP26]))" office:value-type="string" office:string-value="10000201" calcext:value-type="string">
            <text:p>10000201</text:p>
          </table:table-cell>
          <table:table-cell table:style-name="ce8" table:formula="of:=BIN2HEX([$EXEC_Resenje.$F26]&amp;[$EXEC_Resenje.$G26]&amp;[$EXEC_Resenje.$H26]&amp;[$EXEC_Resenje.$I26]&amp;[$EXEC_Resenje.$J26]&amp;[$EXEC_Resenje.$K26];2)" office:value-type="string" office:string-value="21" calcext:value-type="string">
            <text:p>21</text:p>
          </table:table-cell>
          <table:table-cell table:style-name="ce5" table:formula="of:=BIN2HEX([$EXEC_Resenje.$L26]&amp;[$EXEC_Resenje.$M26]&amp;[$EXEC_Resenje.$N26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5" table:formula="of:=DEC2HEX(HEX2DEC(LEFT([.A26];LEN([.A26])-1))+1)&amp;&quot;h&quot;" office:value-type="string" office:string-value="Dh" calcext:value-type="string">
            <text:p>Dh</text:p>
          </table:table-cell>
          <table:table-cell table:style-name="ce4" table:formula="of:=COM.MICROSOFT.CONCAT(BIN2HEX([$EXEC_Resenje.$L27]&amp;[$EXEC_Resenje.$M27]&amp;[$EXEC_Resenje.$N27]);BIN2HEX([$EXEC_Resenje.$O27]&amp;[$EXEC_Resenje.$P27]&amp;[$EXEC_Resenje.$Q27]&amp;[$EXEC_Resenje.$R27]);BIN2HEX([$EXEC_Resenje.$S27]&amp;[$EXEC_Resenje.$T27]&amp;[$EXEC_Resenje.$U27]&amp;[$EXEC_Resenje.$V27]);BIN2HEX([$EXEC_Resenje.$W27]&amp;[$EXEC_Resenje.$X27]&amp;[$EXEC_Resenje.$Y27]&amp;[$EXEC_Resenje.$Z27]);BIN2HEX([$EXEC_Resenje.$AA27]&amp;[$EXEC_Resenje.$AB27]&amp;[$EXEC_Resenje.$AC27]&amp;[$EXEC_Resenje.$AD27]);BIN2HEX([$EXEC_Resenje.$AE27]&amp;[$EXEC_Resenje.$AF27]&amp;[$EXEC_Resenje.$AG27]&amp;[$EXEC_Resenje.$AH27]);BIN2HEX([$EXEC_Resenje.$AI27]&amp;[$EXEC_Resenje.$AJ27]&amp;[$EXEC_Resenje.$AK27]&amp;[$EXEC_Resenje.$AL27]);BIN2HEX([$EXEC_Resenje.$AM27]&amp;[$EXEC_Resenje.$AN27]&amp;[$EXEC_Resenje.$AO27]&amp;[$EXEC_Resenje.$AP27]))" office:value-type="string" office:string-value="10000400" calcext:value-type="string">
            <text:p>10000400</text:p>
          </table:table-cell>
          <table:table-cell table:style-name="ce8" table:formula="of:=BIN2HEX([$EXEC_Resenje.$F27]&amp;[$EXEC_Resenje.$G27]&amp;[$EXEC_Resenje.$H27]&amp;[$EXEC_Resenje.$I27]&amp;[$EXEC_Resenje.$J27]&amp;[$EXEC_Resenje.$K27];2)" office:value-type="string" office:string-value="21" calcext:value-type="string">
            <text:p>21</text:p>
          </table:table-cell>
          <table:table-cell table:style-name="ce5" table:formula="of:=BIN2HEX([$EXEC_Resenje.$L27]&amp;[$EXEC_Resenje.$M27]&amp;[$EXEC_Resenje.$N27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7];LEN([.A27])-1))+1)&amp;&quot;h&quot;" office:value-type="string" office:string-value="Eh" calcext:value-type="string">
            <text:p>Eh</text:p>
          </table:table-cell>
          <table:table-cell table:style-name="ce4" table:formula="of:=COM.MICROSOFT.CONCAT(BIN2HEX([$EXEC_Resenje.$L28]&amp;[$EXEC_Resenje.$M28]&amp;[$EXEC_Resenje.$N28]);BIN2HEX([$EXEC_Resenje.$O28]&amp;[$EXEC_Resenje.$P28]&amp;[$EXEC_Resenje.$Q28]&amp;[$EXEC_Resenje.$R28]);BIN2HEX([$EXEC_Resenje.$S28]&amp;[$EXEC_Resenje.$T28]&amp;[$EXEC_Resenje.$U28]&amp;[$EXEC_Resenje.$V28]);BIN2HEX([$EXEC_Resenje.$W28]&amp;[$EXEC_Resenje.$X28]&amp;[$EXEC_Resenje.$Y28]&amp;[$EXEC_Resenje.$Z28]);BIN2HEX([$EXEC_Resenje.$AA28]&amp;[$EXEC_Resenje.$AB28]&amp;[$EXEC_Resenje.$AC28]&amp;[$EXEC_Resenje.$AD28]);BIN2HEX([$EXEC_Resenje.$AE28]&amp;[$EXEC_Resenje.$AF28]&amp;[$EXEC_Resenje.$AG28]&amp;[$EXEC_Resenje.$AH28]);BIN2HEX([$EXEC_Resenje.$AI28]&amp;[$EXEC_Resenje.$AJ28]&amp;[$EXEC_Resenje.$AK28]&amp;[$EXEC_Resenje.$AL28]);BIN2HEX([$EXEC_Resenje.$AM28]&amp;[$EXEC_Resenje.$AN28]&amp;[$EXEC_Resenje.$AO28]&amp;[$EXEC_Resenje.$AP28]))" office:value-type="string" office:string-value="10000800" calcext:value-type="string">
            <text:p>10000800</text:p>
          </table:table-cell>
          <table:table-cell table:style-name="ce8" table:formula="of:=BIN2HEX([$EXEC_Resenje.$F28]&amp;[$EXEC_Resenje.$G28]&amp;[$EXEC_Resenje.$H28]&amp;[$EXEC_Resenje.$I28]&amp;[$EXEC_Resenje.$J28]&amp;[$EXEC_Resenje.$K28];2)" office:value-type="string" office:string-value="21" calcext:value-type="string">
            <text:p>21</text:p>
          </table:table-cell>
          <table:table-cell table:style-name="ce5" table:formula="of:=BIN2HEX([$EXEC_Resenje.$L28]&amp;[$EXEC_Resenje.$M28]&amp;[$EXEC_Resenje.$N28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5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8];LEN([.A28])-1))+1)&amp;&quot;h&quot;" office:value-type="string" office:string-value="Fh" calcext:value-type="string">
            <text:p>Fh</text:p>
          </table:table-cell>
          <table:table-cell table:style-name="ce4" table:formula="of:=COM.MICROSOFT.CONCAT(BIN2HEX([$EXEC_Resenje.$L29]&amp;[$EXEC_Resenje.$M29]&amp;[$EXEC_Resenje.$N29]);BIN2HEX([$EXEC_Resenje.$O29]&amp;[$EXEC_Resenje.$P29]&amp;[$EXEC_Resenje.$Q29]&amp;[$EXEC_Resenje.$R29]);BIN2HEX([$EXEC_Resenje.$S29]&amp;[$EXEC_Resenje.$T29]&amp;[$EXEC_Resenje.$U29]&amp;[$EXEC_Resenje.$V29]);BIN2HEX([$EXEC_Resenje.$W29]&amp;[$EXEC_Resenje.$X29]&amp;[$EXEC_Resenje.$Y29]&amp;[$EXEC_Resenje.$Z29]);BIN2HEX([$EXEC_Resenje.$AA29]&amp;[$EXEC_Resenje.$AB29]&amp;[$EXEC_Resenje.$AC29]&amp;[$EXEC_Resenje.$AD29]);BIN2HEX([$EXEC_Resenje.$AE29]&amp;[$EXEC_Resenje.$AF29]&amp;[$EXEC_Resenje.$AG29]&amp;[$EXEC_Resenje.$AH29]);BIN2HEX([$EXEC_Resenje.$AI29]&amp;[$EXEC_Resenje.$AJ29]&amp;[$EXEC_Resenje.$AK29]&amp;[$EXEC_Resenje.$AL29]);BIN2HEX([$EXEC_Resenje.$AM29]&amp;[$EXEC_Resenje.$AN29]&amp;[$EXEC_Resenje.$AO29]&amp;[$EXEC_Resenje.$AP29]))" office:value-type="string" office:string-value="00201050" calcext:value-type="string">
            <text:p>00201050</text:p>
          </table:table-cell>
          <table:table-cell table:style-name="ce7" table:formula="of:=BIN2HEX([$EXEC_Resenje.$F29]&amp;[$EXEC_Resenje.$G29]&amp;[$EXEC_Resenje.$H29]&amp;[$EXEC_Resenje.$I29]&amp;[$EXEC_Resenje.$J29]&amp;[$EXEC_Resenje.$K29];2)" office:value-type="string" office:string-value="00" calcext:value-type="string">
            <text:p>00</text:p>
          </table:table-cell>
          <table:table-cell table:style-name="ce5" table:formula="of:=BIN2HEX([$EXEC_Resenje.$L29]&amp;[$EXEC_Resenje.$M29]&amp;[$EXEC_Resenje.$N29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29];LEN([.A29])-1))+1)&amp;&quot;h&quot;" office:value-type="string" office:string-value="10h" calcext:value-type="string">
            <text:p>10h</text:p>
          </table:table-cell>
          <table:table-cell table:style-name="ce4" table:formula="of:=COM.MICROSOFT.CONCAT(BIN2HEX([$EXEC_Resenje.$L30]&amp;[$EXEC_Resenje.$M30]&amp;[$EXEC_Resenje.$N30]);BIN2HEX([$EXEC_Resenje.$O30]&amp;[$EXEC_Resenje.$P30]&amp;[$EXEC_Resenje.$Q30]&amp;[$EXEC_Resenje.$R30]);BIN2HEX([$EXEC_Resenje.$S30]&amp;[$EXEC_Resenje.$T30]&amp;[$EXEC_Resenje.$U30]&amp;[$EXEC_Resenje.$V30]);BIN2HEX([$EXEC_Resenje.$W30]&amp;[$EXEC_Resenje.$X30]&amp;[$EXEC_Resenje.$Y30]&amp;[$EXEC_Resenje.$Z30]);BIN2HEX([$EXEC_Resenje.$AA30]&amp;[$EXEC_Resenje.$AB30]&amp;[$EXEC_Resenje.$AC30]&amp;[$EXEC_Resenje.$AD30]);BIN2HEX([$EXEC_Resenje.$AE30]&amp;[$EXEC_Resenje.$AF30]&amp;[$EXEC_Resenje.$AG30]&amp;[$EXEC_Resenje.$AH30]);BIN2HEX([$EXEC_Resenje.$AI30]&amp;[$EXEC_Resenje.$AJ30]&amp;[$EXEC_Resenje.$AK30]&amp;[$EXEC_Resenje.$AL30]);BIN2HEX([$EXEC_Resenje.$AM30]&amp;[$EXEC_Resenje.$AN30]&amp;[$EXEC_Resenje.$AO30]&amp;[$EXEC_Resenje.$AP30]))" office:value-type="string" office:string-value="00002000" calcext:value-type="string">
            <text:p>00002000</text:p>
          </table:table-cell>
          <table:table-cell table:style-name="ce8" table:formula="of:=BIN2HEX([$EXEC_Resenje.$F30]&amp;[$EXEC_Resenje.$G30]&amp;[$EXEC_Resenje.$H30]&amp;[$EXEC_Resenje.$I30]&amp;[$EXEC_Resenje.$J30]&amp;[$EXEC_Resenje.$K30];2)" office:value-type="string" office:string-value="00" calcext:value-type="string">
            <text:p>00</text:p>
          </table:table-cell>
          <table:table-cell table:style-name="ce5" table:formula="of:=BIN2HEX([$EXEC_Resenje.$L30]&amp;[$EXEC_Resenje.$M30]&amp;[$EXEC_Resenje.$N30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0];LEN([.A30])-1))+1)&amp;&quot;h&quot;" office:value-type="string" office:string-value="11h" calcext:value-type="string">
            <text:p>11h</text:p>
          </table:table-cell>
          <table:table-cell table:style-name="ce4" table:formula="of:=COM.MICROSOFT.CONCAT(BIN2HEX([$EXEC_Resenje.$L31]&amp;[$EXEC_Resenje.$M31]&amp;[$EXEC_Resenje.$N31]);BIN2HEX([$EXEC_Resenje.$O31]&amp;[$EXEC_Resenje.$P31]&amp;[$EXEC_Resenje.$Q31]&amp;[$EXEC_Resenje.$R31]);BIN2HEX([$EXEC_Resenje.$S31]&amp;[$EXEC_Resenje.$T31]&amp;[$EXEC_Resenje.$U31]&amp;[$EXEC_Resenje.$V31]);BIN2HEX([$EXEC_Resenje.$W31]&amp;[$EXEC_Resenje.$X31]&amp;[$EXEC_Resenje.$Y31]&amp;[$EXEC_Resenje.$Z31]);BIN2HEX([$EXEC_Resenje.$AA31]&amp;[$EXEC_Resenje.$AB31]&amp;[$EXEC_Resenje.$AC31]&amp;[$EXEC_Resenje.$AD31]);BIN2HEX([$EXEC_Resenje.$AE31]&amp;[$EXEC_Resenje.$AF31]&amp;[$EXEC_Resenje.$AG31]&amp;[$EXEC_Resenje.$AH31]);BIN2HEX([$EXEC_Resenje.$AI31]&amp;[$EXEC_Resenje.$AJ31]&amp;[$EXEC_Resenje.$AK31]&amp;[$EXEC_Resenje.$AL31]);BIN2HEX([$EXEC_Resenje.$AM31]&amp;[$EXEC_Resenje.$AN31]&amp;[$EXEC_Resenje.$AO31]&amp;[$EXEC_Resenje.$AP31]))" office:value-type="string" office:string-value="60000020" calcext:value-type="string">
            <text:p>60000020</text:p>
          </table:table-cell>
          <table:table-cell table:style-name="ce8" office:value-type="float" office:value="11" calcext:value-type="float">
            <text:p>11</text:p>
          </table:table-cell>
          <table:table-cell table:style-name="ce5" table:formula="of:=BIN2HEX([$EXEC_Resenje.$L31]&amp;[$EXEC_Resenje.$M31]&amp;[$EXEC_Resenje.$N31])" office:value-type="string" office:string-value="6" calcext:value-type="string">
            <text:p>6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1];LEN([.A31])-1))+1)&amp;&quot;h&quot;" office:value-type="string" office:string-value="12h" calcext:value-type="string">
            <text:p>12h</text:p>
          </table:table-cell>
          <table:table-cell table:style-name="ce4" table:formula="of:=COM.MICROSOFT.CONCAT(BIN2HEX([$EXEC_Resenje.$L32]&amp;[$EXEC_Resenje.$M32]&amp;[$EXEC_Resenje.$N32]);BIN2HEX([$EXEC_Resenje.$O32]&amp;[$EXEC_Resenje.$P32]&amp;[$EXEC_Resenje.$Q32]&amp;[$EXEC_Resenje.$R32]);BIN2HEX([$EXEC_Resenje.$S32]&amp;[$EXEC_Resenje.$T32]&amp;[$EXEC_Resenje.$U32]&amp;[$EXEC_Resenje.$V32]);BIN2HEX([$EXEC_Resenje.$W32]&amp;[$EXEC_Resenje.$X32]&amp;[$EXEC_Resenje.$Y32]&amp;[$EXEC_Resenje.$Z32]);BIN2HEX([$EXEC_Resenje.$AA32]&amp;[$EXEC_Resenje.$AB32]&amp;[$EXEC_Resenje.$AC32]&amp;[$EXEC_Resenje.$AD32]);BIN2HEX([$EXEC_Resenje.$AE32]&amp;[$EXEC_Resenje.$AF32]&amp;[$EXEC_Resenje.$AG32]&amp;[$EXEC_Resenje.$AH32]);BIN2HEX([$EXEC_Resenje.$AI32]&amp;[$EXEC_Resenje.$AJ32]&amp;[$EXEC_Resenje.$AK32]&amp;[$EXEC_Resenje.$AL32]);BIN2HEX([$EXEC_Resenje.$AM32]&amp;[$EXEC_Resenje.$AN32]&amp;[$EXEC_Resenje.$AO32]&amp;[$EXEC_Resenje.$AP32]))" office:value-type="string" office:string-value="00201050" calcext:value-type="string">
            <text:p>00201050</text:p>
          </table:table-cell>
          <table:table-cell table:style-name="ce8" table:formula="of:=BIN2HEX([$EXEC_Resenje.$F32]&amp;[$EXEC_Resenje.$G32]&amp;[$EXEC_Resenje.$H32]&amp;[$EXEC_Resenje.$I32]&amp;[$EXEC_Resenje.$J32]&amp;[$EXEC_Resenje.$K32];2)" office:value-type="string" office:string-value="00" calcext:value-type="string">
            <text:p>00</text:p>
          </table:table-cell>
          <table:table-cell table:style-name="ce5" table:formula="of:=BIN2HEX([$EXEC_Resenje.$L32]&amp;[$EXEC_Resenje.$M32]&amp;[$EXEC_Resenje.$N32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2];LEN([.A32])-1))+1)&amp;&quot;h&quot;" office:value-type="string" office:string-value="13h" calcext:value-type="string">
            <text:p>13h</text:p>
          </table:table-cell>
          <table:table-cell table:style-name="ce4" table:formula="of:=COM.MICROSOFT.CONCAT(BIN2HEX([$EXEC_Resenje.$L33]&amp;[$EXEC_Resenje.$M33]&amp;[$EXEC_Resenje.$N33]);BIN2HEX([$EXEC_Resenje.$O33]&amp;[$EXEC_Resenje.$P33]&amp;[$EXEC_Resenje.$Q33]&amp;[$EXEC_Resenje.$R33]);BIN2HEX([$EXEC_Resenje.$S33]&amp;[$EXEC_Resenje.$T33]&amp;[$EXEC_Resenje.$U33]&amp;[$EXEC_Resenje.$V33]);BIN2HEX([$EXEC_Resenje.$W33]&amp;[$EXEC_Resenje.$X33]&amp;[$EXEC_Resenje.$Y33]&amp;[$EXEC_Resenje.$Z33]);BIN2HEX([$EXEC_Resenje.$AA33]&amp;[$EXEC_Resenje.$AB33]&amp;[$EXEC_Resenje.$AC33]&amp;[$EXEC_Resenje.$AD33]);BIN2HEX([$EXEC_Resenje.$AE33]&amp;[$EXEC_Resenje.$AF33]&amp;[$EXEC_Resenje.$AG33]&amp;[$EXEC_Resenje.$AH33]);BIN2HEX([$EXEC_Resenje.$AI33]&amp;[$EXEC_Resenje.$AJ33]&amp;[$EXEC_Resenje.$AK33]&amp;[$EXEC_Resenje.$AL33]);BIN2HEX([$EXEC_Resenje.$AM33]&amp;[$EXEC_Resenje.$AN33]&amp;[$EXEC_Resenje.$AO33]&amp;[$EXEC_Resenje.$AP33]))" office:value-type="string" office:string-value="00002020" calcext:value-type="string">
            <text:p>00002020</text:p>
          </table:table-cell>
          <table:table-cell table:style-name="ce8" table:formula="of:=BIN2HEX([$EXEC_Resenje.$F33]&amp;[$EXEC_Resenje.$G33]&amp;[$EXEC_Resenje.$H33]&amp;[$EXEC_Resenje.$I33]&amp;[$EXEC_Resenje.$J33]&amp;[$EXEC_Resenje.$K33];2)" office:value-type="string" office:string-value="00" calcext:value-type="string">
            <text:p>00</text:p>
          </table:table-cell>
          <table:table-cell table:style-name="ce5" table:formula="of:=BIN2HEX([$EXEC_Resenje.$L33]&amp;[$EXEC_Resenje.$M33]&amp;[$EXEC_Resenje.$N33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3];LEN([.A33])-1))+1)&amp;&quot;h&quot;" office:value-type="string" office:string-value="14h" calcext:value-type="string">
            <text:p>14h</text:p>
          </table:table-cell>
          <table:table-cell table:style-name="ce4" table:formula="of:=COM.MICROSOFT.CONCAT(BIN2HEX([$EXEC_Resenje.$L34]&amp;[$EXEC_Resenje.$M34]&amp;[$EXEC_Resenje.$N34]);BIN2HEX([$EXEC_Resenje.$O34]&amp;[$EXEC_Resenje.$P34]&amp;[$EXEC_Resenje.$Q34]&amp;[$EXEC_Resenje.$R34]);BIN2HEX([$EXEC_Resenje.$S34]&amp;[$EXEC_Resenje.$T34]&amp;[$EXEC_Resenje.$U34]&amp;[$EXEC_Resenje.$V34]);BIN2HEX([$EXEC_Resenje.$W34]&amp;[$EXEC_Resenje.$X34]&amp;[$EXEC_Resenje.$Y34]&amp;[$EXEC_Resenje.$Z34]);BIN2HEX([$EXEC_Resenje.$AA34]&amp;[$EXEC_Resenje.$AB34]&amp;[$EXEC_Resenje.$AC34]&amp;[$EXEC_Resenje.$AD34]);BIN2HEX([$EXEC_Resenje.$AE34]&amp;[$EXEC_Resenje.$AF34]&amp;[$EXEC_Resenje.$AG34]&amp;[$EXEC_Resenje.$AH34]);BIN2HEX([$EXEC_Resenje.$AI34]&amp;[$EXEC_Resenje.$AJ34]&amp;[$EXEC_Resenje.$AK34]&amp;[$EXEC_Resenje.$AL34]);BIN2HEX([$EXEC_Resenje.$AM34]&amp;[$EXEC_Resenje.$AN34]&amp;[$EXEC_Resenje.$AO34]&amp;[$EXEC_Resenje.$AP34]))" office:value-type="string" office:string-value="60000020" calcext:value-type="string">
            <text:p>60000020</text:p>
          </table:table-cell>
          <table:table-cell table:style-name="ce8" office:value-type="float" office:value="14" calcext:value-type="float">
            <text:p>14</text:p>
          </table:table-cell>
          <table:table-cell table:style-name="ce5" table:formula="of:=BIN2HEX([$EXEC_Resenje.$L34]&amp;[$EXEC_Resenje.$M34]&amp;[$EXEC_Resenje.$N34])" office:value-type="string" office:string-value="6" calcext:value-type="string">
            <text:p>6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4];LEN([.A34])-1))+1)&amp;&quot;h&quot;" office:value-type="string" office:string-value="15h" calcext:value-type="string">
            <text:p>15h</text:p>
          </table:table-cell>
          <table:table-cell table:style-name="ce4" table:formula="of:=COM.MICROSOFT.CONCAT(BIN2HEX([$EXEC_Resenje.$L35]&amp;[$EXEC_Resenje.$M35]&amp;[$EXEC_Resenje.$N35]);BIN2HEX([$EXEC_Resenje.$O35]&amp;[$EXEC_Resenje.$P35]&amp;[$EXEC_Resenje.$Q35]&amp;[$EXEC_Resenje.$R35]);BIN2HEX([$EXEC_Resenje.$S35]&amp;[$EXEC_Resenje.$T35]&amp;[$EXEC_Resenje.$U35]&amp;[$EXEC_Resenje.$V35]);BIN2HEX([$EXEC_Resenje.$W35]&amp;[$EXEC_Resenje.$X35]&amp;[$EXEC_Resenje.$Y35]&amp;[$EXEC_Resenje.$Z35]);BIN2HEX([$EXEC_Resenje.$AA35]&amp;[$EXEC_Resenje.$AB35]&amp;[$EXEC_Resenje.$AC35]&amp;[$EXEC_Resenje.$AD35]);BIN2HEX([$EXEC_Resenje.$AE35]&amp;[$EXEC_Resenje.$AF35]&amp;[$EXEC_Resenje.$AG35]&amp;[$EXEC_Resenje.$AH35]);BIN2HEX([$EXEC_Resenje.$AI35]&amp;[$EXEC_Resenje.$AJ35]&amp;[$EXEC_Resenje.$AK35]&amp;[$EXEC_Resenje.$AL35]);BIN2HEX([$EXEC_Resenje.$AM35]&amp;[$EXEC_Resenje.$AN35]&amp;[$EXEC_Resenje.$AO35]&amp;[$EXEC_Resenje.$AP35]))" office:value-type="string" office:string-value="10000000" calcext:value-type="string">
            <text:p>10000000</text:p>
          </table:table-cell>
          <table:table-cell table:style-name="ce7" table:formula="of:=BIN2HEX([$EXEC_Resenje.$F35]&amp;[$EXEC_Resenje.$G35]&amp;[$EXEC_Resenje.$H35]&amp;[$EXEC_Resenje.$I35]&amp;[$EXEC_Resenje.$J35]&amp;[$EXEC_Resenje.$K35];2)" office:value-type="string" office:string-value="21" calcext:value-type="string">
            <text:p>21</text:p>
          </table:table-cell>
          <table:table-cell table:style-name="ce5" table:formula="of:=BIN2HEX([$EXEC_Resenje.$L35]&amp;[$EXEC_Resenje.$M35]&amp;[$EXEC_Resenje.$N35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5];LEN([.A35])-1))+1)&amp;&quot;h&quot;" office:value-type="string" office:string-value="16h" calcext:value-type="string">
            <text:p>16h</text:p>
          </table:table-cell>
          <table:table-cell table:style-name="ce4" table:formula="of:=COM.MICROSOFT.CONCAT(BIN2HEX([$EXEC_Resenje.$L36]&amp;[$EXEC_Resenje.$M36]&amp;[$EXEC_Resenje.$N36]);BIN2HEX([$EXEC_Resenje.$O36]&amp;[$EXEC_Resenje.$P36]&amp;[$EXEC_Resenje.$Q36]&amp;[$EXEC_Resenje.$R36]);BIN2HEX([$EXEC_Resenje.$S36]&amp;[$EXEC_Resenje.$T36]&amp;[$EXEC_Resenje.$U36]&amp;[$EXEC_Resenje.$V36]);BIN2HEX([$EXEC_Resenje.$W36]&amp;[$EXEC_Resenje.$X36]&amp;[$EXEC_Resenje.$Y36]&amp;[$EXEC_Resenje.$Z36]);BIN2HEX([$EXEC_Resenje.$AA36]&amp;[$EXEC_Resenje.$AB36]&amp;[$EXEC_Resenje.$AC36]&amp;[$EXEC_Resenje.$AD36]);BIN2HEX([$EXEC_Resenje.$AE36]&amp;[$EXEC_Resenje.$AF36]&amp;[$EXEC_Resenje.$AG36]&amp;[$EXEC_Resenje.$AH36]);BIN2HEX([$EXEC_Resenje.$AI36]&amp;[$EXEC_Resenje.$AJ36]&amp;[$EXEC_Resenje.$AK36]&amp;[$EXEC_Resenje.$AL36]);BIN2HEX([$EXEC_Resenje.$AM36]&amp;[$EXEC_Resenje.$AN36]&amp;[$EXEC_Resenje.$AO36]&amp;[$EXEC_Resenje.$AP36]))" office:value-type="string" office:string-value="00004000" calcext:value-type="string">
            <text:p>00004000</text:p>
          </table:table-cell>
          <table:table-cell table:style-name="ce8" table:formula="of:=BIN2HEX([$EXEC_Resenje.$F36]&amp;[$EXEC_Resenje.$G36]&amp;[$EXEC_Resenje.$H36]&amp;[$EXEC_Resenje.$I36]&amp;[$EXEC_Resenje.$J36]&amp;[$EXEC_Resenje.$K36];2)" office:value-type="string" office:string-value="00" calcext:value-type="string">
            <text:p>00</text:p>
          </table:table-cell>
          <table:table-cell table:style-name="ce5" table:formula="of:=BIN2HEX([$EXEC_Resenje.$L36]&amp;[$EXEC_Resenje.$M36]&amp;[$EXEC_Resenje.$N36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6];LEN([.A36])-1))+1)&amp;&quot;h&quot;" office:value-type="string" office:string-value="17h" calcext:value-type="string">
            <text:p>17h</text:p>
          </table:table-cell>
          <table:table-cell table:style-name="ce4" table:formula="of:=COM.MICROSOFT.CONCAT(BIN2HEX([$EXEC_Resenje.$L37]&amp;[$EXEC_Resenje.$M37]&amp;[$EXEC_Resenje.$N37]);BIN2HEX([$EXEC_Resenje.$O37]&amp;[$EXEC_Resenje.$P37]&amp;[$EXEC_Resenje.$Q37]&amp;[$EXEC_Resenje.$R37]);BIN2HEX([$EXEC_Resenje.$S37]&amp;[$EXEC_Resenje.$T37]&amp;[$EXEC_Resenje.$U37]&amp;[$EXEC_Resenje.$V37]);BIN2HEX([$EXEC_Resenje.$W37]&amp;[$EXEC_Resenje.$X37]&amp;[$EXEC_Resenje.$Y37]&amp;[$EXEC_Resenje.$Z37]);BIN2HEX([$EXEC_Resenje.$AA37]&amp;[$EXEC_Resenje.$AB37]&amp;[$EXEC_Resenje.$AC37]&amp;[$EXEC_Resenje.$AD37]);BIN2HEX([$EXEC_Resenje.$AE37]&amp;[$EXEC_Resenje.$AF37]&amp;[$EXEC_Resenje.$AG37]&amp;[$EXEC_Resenje.$AH37]);BIN2HEX([$EXEC_Resenje.$AI37]&amp;[$EXEC_Resenje.$AJ37]&amp;[$EXEC_Resenje.$AK37]&amp;[$EXEC_Resenje.$AL37]);BIN2HEX([$EXEC_Resenje.$AM37]&amp;[$EXEC_Resenje.$AN37]&amp;[$EXEC_Resenje.$AO37]&amp;[$EXEC_Resenje.$AP37]))" office:value-type="string" office:string-value="00201000" calcext:value-type="string">
            <text:p>00201000</text:p>
          </table:table-cell>
          <table:table-cell table:style-name="ce8" table:formula="of:=BIN2HEX([$EXEC_Resenje.$F37]&amp;[$EXEC_Resenje.$G37]&amp;[$EXEC_Resenje.$H37]&amp;[$EXEC_Resenje.$I37]&amp;[$EXEC_Resenje.$J37]&amp;[$EXEC_Resenje.$K37];2)" office:value-type="string" office:string-value="00" calcext:value-type="string">
            <text:p>00</text:p>
          </table:table-cell>
          <table:table-cell table:style-name="ce5" table:formula="of:=BIN2HEX([$EXEC_Resenje.$L37]&amp;[$EXEC_Resenje.$M37]&amp;[$EXEC_Resenje.$N37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7];LEN([.A37])-1))+1)&amp;&quot;h&quot;" office:value-type="string" office:string-value="18h" calcext:value-type="string">
            <text:p>18h</text:p>
          </table:table-cell>
          <table:table-cell table:style-name="ce4" table:formula="of:=COM.MICROSOFT.CONCAT(BIN2HEX([$EXEC_Resenje.$L38]&amp;[$EXEC_Resenje.$M38]&amp;[$EXEC_Resenje.$N38]);BIN2HEX([$EXEC_Resenje.$O38]&amp;[$EXEC_Resenje.$P38]&amp;[$EXEC_Resenje.$Q38]&amp;[$EXEC_Resenje.$R38]);BIN2HEX([$EXEC_Resenje.$S38]&amp;[$EXEC_Resenje.$T38]&amp;[$EXEC_Resenje.$U38]&amp;[$EXEC_Resenje.$V38]);BIN2HEX([$EXEC_Resenje.$W38]&amp;[$EXEC_Resenje.$X38]&amp;[$EXEC_Resenje.$Y38]&amp;[$EXEC_Resenje.$Z38]);BIN2HEX([$EXEC_Resenje.$AA38]&amp;[$EXEC_Resenje.$AB38]&amp;[$EXEC_Resenje.$AC38]&amp;[$EXEC_Resenje.$AD38]);BIN2HEX([$EXEC_Resenje.$AE38]&amp;[$EXEC_Resenje.$AF38]&amp;[$EXEC_Resenje.$AG38]&amp;[$EXEC_Resenje.$AH38]);BIN2HEX([$EXEC_Resenje.$AI38]&amp;[$EXEC_Resenje.$AJ38]&amp;[$EXEC_Resenje.$AK38]&amp;[$EXEC_Resenje.$AL38]);BIN2HEX([$EXEC_Resenje.$AM38]&amp;[$EXEC_Resenje.$AN38]&amp;[$EXEC_Resenje.$AO38]&amp;[$EXEC_Resenje.$AP38]))" office:value-type="string" office:string-value="60400000" calcext:value-type="string">
            <text:p>60400000</text:p>
          </table:table-cell>
          <table:table-cell table:style-name="ce8" table:formula="of:=BIN2HEX([$EXEC_Resenje.$F38]&amp;[$EXEC_Resenje.$G38]&amp;[$EXEC_Resenje.$H38]&amp;[$EXEC_Resenje.$I38]&amp;[$EXEC_Resenje.$J38]&amp;[$EXEC_Resenje.$K38];2)" office:value-type="string" office:string-value="18" calcext:value-type="string">
            <text:p>18</text:p>
          </table:table-cell>
          <table:table-cell table:style-name="ce5" table:formula="of:=BIN2HEX([$EXEC_Resenje.$L38]&amp;[$EXEC_Resenje.$M38]&amp;[$EXEC_Resenje.$N38])" office:value-type="string" office:string-value="6" calcext:value-type="string">
            <text:p>6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3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8];LEN([.A38])-1))+1)&amp;&quot;h&quot;" office:value-type="string" office:string-value="19h" calcext:value-type="string">
            <text:p>19h</text:p>
          </table:table-cell>
          <table:table-cell table:style-name="ce4" table:formula="of:=COM.MICROSOFT.CONCAT(BIN2HEX([$EXEC_Resenje.$L39]&amp;[$EXEC_Resenje.$M39]&amp;[$EXEC_Resenje.$N39]);BIN2HEX([$EXEC_Resenje.$O39]&amp;[$EXEC_Resenje.$P39]&amp;[$EXEC_Resenje.$Q39]&amp;[$EXEC_Resenje.$R39]);BIN2HEX([$EXEC_Resenje.$S39]&amp;[$EXEC_Resenje.$T39]&amp;[$EXEC_Resenje.$U39]&amp;[$EXEC_Resenje.$V39]);BIN2HEX([$EXEC_Resenje.$W39]&amp;[$EXEC_Resenje.$X39]&amp;[$EXEC_Resenje.$Y39]&amp;[$EXEC_Resenje.$Z39]);BIN2HEX([$EXEC_Resenje.$AA39]&amp;[$EXEC_Resenje.$AB39]&amp;[$EXEC_Resenje.$AC39]&amp;[$EXEC_Resenje.$AD39]);BIN2HEX([$EXEC_Resenje.$AE39]&amp;[$EXEC_Resenje.$AF39]&amp;[$EXEC_Resenje.$AG39]&amp;[$EXEC_Resenje.$AH39]);BIN2HEX([$EXEC_Resenje.$AI39]&amp;[$EXEC_Resenje.$AJ39]&amp;[$EXEC_Resenje.$AK39]&amp;[$EXEC_Resenje.$AL39]);BIN2HEX([$EXEC_Resenje.$AM39]&amp;[$EXEC_Resenje.$AN39]&amp;[$EXEC_Resenje.$AO39]&amp;[$EXEC_Resenje.$AP39]))" office:value-type="string" office:string-value="0000C000" calcext:value-type="string">
            <text:p>0000C000</text:p>
          </table:table-cell>
          <table:table-cell table:style-name="ce8" table:formula="of:=BIN2HEX([$EXEC_Resenje.$F39]&amp;[$EXEC_Resenje.$G39]&amp;[$EXEC_Resenje.$H39]&amp;[$EXEC_Resenje.$I39]&amp;[$EXEC_Resenje.$J39]&amp;[$EXEC_Resenje.$K39];2)" office:value-type="string" office:string-value="00" calcext:value-type="string">
            <text:p>00</text:p>
          </table:table-cell>
          <table:table-cell table:style-name="ce5" table:formula="of:=BIN2HEX([$EXEC_Resenje.$L39]&amp;[$EXEC_Resenje.$M39]&amp;[$EXEC_Resenje.$N39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39];LEN([.A39])-1))+1)&amp;&quot;h&quot;" office:value-type="string" office:string-value="1Ah" calcext:value-type="string">
            <text:p>1Ah</text:p>
          </table:table-cell>
          <table:table-cell table:style-name="ce4" table:formula="of:=COM.MICROSOFT.CONCAT(BIN2HEX([$EXEC_Resenje.$L40]&amp;[$EXEC_Resenje.$M40]&amp;[$EXEC_Resenje.$N40]);BIN2HEX([$EXEC_Resenje.$O40]&amp;[$EXEC_Resenje.$P40]&amp;[$EXEC_Resenje.$Q40]&amp;[$EXEC_Resenje.$R40]);BIN2HEX([$EXEC_Resenje.$S40]&amp;[$EXEC_Resenje.$T40]&amp;[$EXEC_Resenje.$U40]&amp;[$EXEC_Resenje.$V40]);BIN2HEX([$EXEC_Resenje.$W40]&amp;[$EXEC_Resenje.$X40]&amp;[$EXEC_Resenje.$Y40]&amp;[$EXEC_Resenje.$Z40]);BIN2HEX([$EXEC_Resenje.$AA40]&amp;[$EXEC_Resenje.$AB40]&amp;[$EXEC_Resenje.$AC40]&amp;[$EXEC_Resenje.$AD40]);BIN2HEX([$EXEC_Resenje.$AE40]&amp;[$EXEC_Resenje.$AF40]&amp;[$EXEC_Resenje.$AG40]&amp;[$EXEC_Resenje.$AH40]);BIN2HEX([$EXEC_Resenje.$AI40]&amp;[$EXEC_Resenje.$AJ40]&amp;[$EXEC_Resenje.$AK40]&amp;[$EXEC_Resenje.$AL40]);BIN2HEX([$EXEC_Resenje.$AM40]&amp;[$EXEC_Resenje.$AN40]&amp;[$EXEC_Resenje.$AO40]&amp;[$EXEC_Resenje.$AP40]))" office:value-type="string" office:string-value="00201000" calcext:value-type="string">
            <text:p>00201000</text:p>
          </table:table-cell>
          <table:table-cell table:style-name="ce8" table:formula="of:=BIN2HEX([$EXEC_Resenje.$F40]&amp;[$EXEC_Resenje.$G40]&amp;[$EXEC_Resenje.$H40]&amp;[$EXEC_Resenje.$I40]&amp;[$EXEC_Resenje.$J40]&amp;[$EXEC_Resenje.$K40];2)" office:value-type="string" office:string-value="00" calcext:value-type="string">
            <text:p>00</text:p>
          </table:table-cell>
          <table:table-cell table:style-name="ce5" table:formula="of:=BIN2HEX([$EXEC_Resenje.$L40]&amp;[$EXEC_Resenje.$M40]&amp;[$EXEC_Resenje.$N40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0];LEN([.A40])-1))+1)&amp;&quot;h&quot;" office:value-type="string" office:string-value="1Bh" calcext:value-type="string">
            <text:p>1Bh</text:p>
          </table:table-cell>
          <table:table-cell table:style-name="ce4" table:formula="of:=COM.MICROSOFT.CONCAT(BIN2HEX([$EXEC_Resenje.$L41]&amp;[$EXEC_Resenje.$M41]&amp;[$EXEC_Resenje.$N41]);BIN2HEX([$EXEC_Resenje.$O41]&amp;[$EXEC_Resenje.$P41]&amp;[$EXEC_Resenje.$Q41]&amp;[$EXEC_Resenje.$R41]);BIN2HEX([$EXEC_Resenje.$S41]&amp;[$EXEC_Resenje.$T41]&amp;[$EXEC_Resenje.$U41]&amp;[$EXEC_Resenje.$V41]);BIN2HEX([$EXEC_Resenje.$W41]&amp;[$EXEC_Resenje.$X41]&amp;[$EXEC_Resenje.$Y41]&amp;[$EXEC_Resenje.$Z41]);BIN2HEX([$EXEC_Resenje.$AA41]&amp;[$EXEC_Resenje.$AB41]&amp;[$EXEC_Resenje.$AC41]&amp;[$EXEC_Resenje.$AD41]);BIN2HEX([$EXEC_Resenje.$AE41]&amp;[$EXEC_Resenje.$AF41]&amp;[$EXEC_Resenje.$AG41]&amp;[$EXEC_Resenje.$AH41]);BIN2HEX([$EXEC_Resenje.$AI41]&amp;[$EXEC_Resenje.$AJ41]&amp;[$EXEC_Resenje.$AK41]&amp;[$EXEC_Resenje.$AL41]);BIN2HEX([$EXEC_Resenje.$AM41]&amp;[$EXEC_Resenje.$AN41]&amp;[$EXEC_Resenje.$AO41]&amp;[$EXEC_Resenje.$AP41]))" office:value-type="string" office:string-value="60400000" calcext:value-type="string">
            <text:p>60400000</text:p>
          </table:table-cell>
          <table:table-cell table:style-name="ce7" table:formula="of:=BIN2HEX([$EXEC_Resenje.$F41]&amp;[$EXEC_Resenje.$G41]&amp;[$EXEC_Resenje.$H41]&amp;[$EXEC_Resenje.$I41]&amp;[$EXEC_Resenje.$J41]&amp;[$EXEC_Resenje.$K41];2)" office:value-type="string" office:string-value="1B" calcext:value-type="string">
            <text:p>1B</text:p>
          </table:table-cell>
          <table:table-cell table:style-name="ce5" table:formula="of:=BIN2HEX([$EXEC_Resenje.$L41]&amp;[$EXEC_Resenje.$M41]&amp;[$EXEC_Resenje.$N41])" office:value-type="string" office:string-value="6" calcext:value-type="string">
            <text:p>6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3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1];LEN([.A41])-1))+1)&amp;&quot;h&quot;" office:value-type="string" office:string-value="1Ch" calcext:value-type="string">
            <text:p>1Ch</text:p>
          </table:table-cell>
          <table:table-cell table:style-name="ce4" table:formula="of:=COM.MICROSOFT.CONCAT(BIN2HEX([$EXEC_Resenje.$L42]&amp;[$EXEC_Resenje.$M42]&amp;[$EXEC_Resenje.$N42]);BIN2HEX([$EXEC_Resenje.$O42]&amp;[$EXEC_Resenje.$P42]&amp;[$EXEC_Resenje.$Q42]&amp;[$EXEC_Resenje.$R42]);BIN2HEX([$EXEC_Resenje.$S42]&amp;[$EXEC_Resenje.$T42]&amp;[$EXEC_Resenje.$U42]&amp;[$EXEC_Resenje.$V42]);BIN2HEX([$EXEC_Resenje.$W42]&amp;[$EXEC_Resenje.$X42]&amp;[$EXEC_Resenje.$Y42]&amp;[$EXEC_Resenje.$Z42]);BIN2HEX([$EXEC_Resenje.$AA42]&amp;[$EXEC_Resenje.$AB42]&amp;[$EXEC_Resenje.$AC42]&amp;[$EXEC_Resenje.$AD42]);BIN2HEX([$EXEC_Resenje.$AE42]&amp;[$EXEC_Resenje.$AF42]&amp;[$EXEC_Resenje.$AG42]&amp;[$EXEC_Resenje.$AH42]);BIN2HEX([$EXEC_Resenje.$AI42]&amp;[$EXEC_Resenje.$AJ42]&amp;[$EXEC_Resenje.$AK42]&amp;[$EXEC_Resenje.$AL42]);BIN2HEX([$EXEC_Resenje.$AM42]&amp;[$EXEC_Resenje.$AN42]&amp;[$EXEC_Resenje.$AO42]&amp;[$EXEC_Resenje.$AP42]))" office:value-type="string" office:string-value="00010000" calcext:value-type="string">
            <text:p>00010000</text:p>
          </table:table-cell>
          <table:table-cell table:style-name="ce8" table:formula="of:=BIN2HEX([$EXEC_Resenje.$F42]&amp;[$EXEC_Resenje.$G42]&amp;[$EXEC_Resenje.$H42]&amp;[$EXEC_Resenje.$I42]&amp;[$EXEC_Resenje.$J42]&amp;[$EXEC_Resenje.$K42];2)" office:value-type="string" office:string-value="00" calcext:value-type="string">
            <text:p>00</text:p>
          </table:table-cell>
          <table:table-cell table:style-name="ce5" table:formula="of:=BIN2HEX([$EXEC_Resenje.$L42]&amp;[$EXEC_Resenje.$M42]&amp;[$EXEC_Resenje.$N42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2];LEN([.A42])-1))+1)&amp;&quot;h&quot;" office:value-type="string" office:string-value="1Dh" calcext:value-type="string">
            <text:p>1Dh</text:p>
          </table:table-cell>
          <table:table-cell table:style-name="ce4" table:formula="of:=COM.MICROSOFT.CONCAT(BIN2HEX([$EXEC_Resenje.$L43]&amp;[$EXEC_Resenje.$M43]&amp;[$EXEC_Resenje.$N43]);BIN2HEX([$EXEC_Resenje.$O43]&amp;[$EXEC_Resenje.$P43]&amp;[$EXEC_Resenje.$Q43]&amp;[$EXEC_Resenje.$R43]);BIN2HEX([$EXEC_Resenje.$S43]&amp;[$EXEC_Resenje.$T43]&amp;[$EXEC_Resenje.$U43]&amp;[$EXEC_Resenje.$V43]);BIN2HEX([$EXEC_Resenje.$W43]&amp;[$EXEC_Resenje.$X43]&amp;[$EXEC_Resenje.$Y43]&amp;[$EXEC_Resenje.$Z43]);BIN2HEX([$EXEC_Resenje.$AA43]&amp;[$EXEC_Resenje.$AB43]&amp;[$EXEC_Resenje.$AC43]&amp;[$EXEC_Resenje.$AD43]);BIN2HEX([$EXEC_Resenje.$AE43]&amp;[$EXEC_Resenje.$AF43]&amp;[$EXEC_Resenje.$AG43]&amp;[$EXEC_Resenje.$AH43]);BIN2HEX([$EXEC_Resenje.$AI43]&amp;[$EXEC_Resenje.$AJ43]&amp;[$EXEC_Resenje.$AK43]&amp;[$EXEC_Resenje.$AL43]);BIN2HEX([$EXEC_Resenje.$AM43]&amp;[$EXEC_Resenje.$AN43]&amp;[$EXEC_Resenje.$AO43]&amp;[$EXEC_Resenje.$AP43]))" office:value-type="string" office:string-value="11800000" calcext:value-type="string">
            <text:p>11800000</text:p>
          </table:table-cell>
          <table:table-cell table:style-name="ce8" table:formula="of:=BIN2HEX([$EXEC_Resenje.$F43]&amp;[$EXEC_Resenje.$G43]&amp;[$EXEC_Resenje.$H43]&amp;[$EXEC_Resenje.$I43]&amp;[$EXEC_Resenje.$J43]&amp;[$EXEC_Resenje.$K43];2)" office:value-type="string" office:string-value="21" calcext:value-type="string">
            <text:p>21</text:p>
          </table:table-cell>
          <table:table-cell table:style-name="ce5" table:formula="of:=BIN2HEX([$EXEC_Resenje.$L43]&amp;[$EXEC_Resenje.$M43]&amp;[$EXEC_Resenje.$N43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3];LEN([.A43])-1))+1)&amp;&quot;h&quot;" office:value-type="string" office:string-value="1Eh" calcext:value-type="string">
            <text:p>1Eh</text:p>
          </table:table-cell>
          <table:table-cell table:style-name="ce4" table:formula="of:=COM.MICROSOFT.CONCAT(BIN2HEX([$EXEC_Resenje.$L44]&amp;[$EXEC_Resenje.$M44]&amp;[$EXEC_Resenje.$N44]);BIN2HEX([$EXEC_Resenje.$O44]&amp;[$EXEC_Resenje.$P44]&amp;[$EXEC_Resenje.$Q44]&amp;[$EXEC_Resenje.$R44]);BIN2HEX([$EXEC_Resenje.$S44]&amp;[$EXEC_Resenje.$T44]&amp;[$EXEC_Resenje.$U44]&amp;[$EXEC_Resenje.$V44]);BIN2HEX([$EXEC_Resenje.$W44]&amp;[$EXEC_Resenje.$X44]&amp;[$EXEC_Resenje.$Y44]&amp;[$EXEC_Resenje.$Z44]);BIN2HEX([$EXEC_Resenje.$AA44]&amp;[$EXEC_Resenje.$AB44]&amp;[$EXEC_Resenje.$AC44]&amp;[$EXEC_Resenje.$AD44]);BIN2HEX([$EXEC_Resenje.$AE44]&amp;[$EXEC_Resenje.$AF44]&amp;[$EXEC_Resenje.$AG44]&amp;[$EXEC_Resenje.$AH44]);BIN2HEX([$EXEC_Resenje.$AI44]&amp;[$EXEC_Resenje.$AJ44]&amp;[$EXEC_Resenje.$AK44]&amp;[$EXEC_Resenje.$AL44]);BIN2HEX([$EXEC_Resenje.$AM44]&amp;[$EXEC_Resenje.$AN44]&amp;[$EXEC_Resenje.$AO44]&amp;[$EXEC_Resenje.$AP44]))" office:value-type="string" office:string-value="10020400" calcext:value-type="string">
            <text:p>10020400</text:p>
          </table:table-cell>
          <table:table-cell table:style-name="ce7" table:formula="of:=BIN2HEX([$EXEC_Resenje.$F44]&amp;[$EXEC_Resenje.$G44]&amp;[$EXEC_Resenje.$H44]&amp;[$EXEC_Resenje.$I44]&amp;[$EXEC_Resenje.$J44]&amp;[$EXEC_Resenje.$K44];2)" office:value-type="string" office:string-value="21" calcext:value-type="string">
            <text:p>21</text:p>
          </table:table-cell>
          <table:table-cell table:style-name="ce5" table:formula="of:=BIN2HEX([$EXEC_Resenje.$L44]&amp;[$EXEC_Resenje.$M44]&amp;[$EXEC_Resenje.$N44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4];LEN([.A44])-1))+1)&amp;&quot;h&quot;" office:value-type="string" office:string-value="1Fh" calcext:value-type="string">
            <text:p>1Fh</text:p>
          </table:table-cell>
          <table:table-cell table:style-name="ce4" table:formula="of:=COM.MICROSOFT.CONCAT(BIN2HEX([$EXEC_Resenje.$L45]&amp;[$EXEC_Resenje.$M45]&amp;[$EXEC_Resenje.$N45]);BIN2HEX([$EXEC_Resenje.$O45]&amp;[$EXEC_Resenje.$P45]&amp;[$EXEC_Resenje.$Q45]&amp;[$EXEC_Resenje.$R45]);BIN2HEX([$EXEC_Resenje.$S45]&amp;[$EXEC_Resenje.$T45]&amp;[$EXEC_Resenje.$U45]&amp;[$EXEC_Resenje.$V45]);BIN2HEX([$EXEC_Resenje.$W45]&amp;[$EXEC_Resenje.$X45]&amp;[$EXEC_Resenje.$Y45]&amp;[$EXEC_Resenje.$Z45]);BIN2HEX([$EXEC_Resenje.$AA45]&amp;[$EXEC_Resenje.$AB45]&amp;[$EXEC_Resenje.$AC45]&amp;[$EXEC_Resenje.$AD45]);BIN2HEX([$EXEC_Resenje.$AE45]&amp;[$EXEC_Resenje.$AF45]&amp;[$EXEC_Resenje.$AG45]&amp;[$EXEC_Resenje.$AH45]);BIN2HEX([$EXEC_Resenje.$AI45]&amp;[$EXEC_Resenje.$AJ45]&amp;[$EXEC_Resenje.$AK45]&amp;[$EXEC_Resenje.$AL45]);BIN2HEX([$EXEC_Resenje.$AM45]&amp;[$EXEC_Resenje.$AN45]&amp;[$EXEC_Resenje.$AO45]&amp;[$EXEC_Resenje.$AP45]))" office:value-type="string" office:string-value="10040000" calcext:value-type="string">
            <text:p>10040000</text:p>
          </table:table-cell>
          <table:table-cell table:style-name="ce8" table:formula="of:=BIN2HEX([$EXEC_Resenje.$F45]&amp;[$EXEC_Resenje.$G45]&amp;[$EXEC_Resenje.$H45]&amp;[$EXEC_Resenje.$I45]&amp;[$EXEC_Resenje.$J45]&amp;[$EXEC_Resenje.$K45];2)" office:value-type="string" office:string-value="21" calcext:value-type="string">
            <text:p>21</text:p>
          </table:table-cell>
          <table:table-cell table:style-name="ce5" table:formula="of:=BIN2HEX([$EXEC_Resenje.$L45]&amp;[$EXEC_Resenje.$M45]&amp;[$EXEC_Resenje.$N45])" office:value-type="string" office:string-value="1" calcext:value-type="string">
            <text:p>1</text:p>
          </table:table-cell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5];LEN([.A45])-1))+1)&amp;&quot;h&quot;" office:value-type="string" office:string-value="20h" calcext:value-type="string">
            <text:p>20h</text:p>
          </table:table-cell>
          <table:table-cell table:style-name="ce4" table:formula="of:=COM.MICROSOFT.CONCAT(BIN2HEX([$EXEC_Resenje.$L46]&amp;[$EXEC_Resenje.$M46]&amp;[$EXEC_Resenje.$N46]);BIN2HEX([$EXEC_Resenje.$O46]&amp;[$EXEC_Resenje.$P46]&amp;[$EXEC_Resenje.$Q46]&amp;[$EXEC_Resenje.$R46]);BIN2HEX([$EXEC_Resenje.$S46]&amp;[$EXEC_Resenje.$T46]&amp;[$EXEC_Resenje.$U46]&amp;[$EXEC_Resenje.$V46]);BIN2HEX([$EXEC_Resenje.$W46]&amp;[$EXEC_Resenje.$X46]&amp;[$EXEC_Resenje.$Y46]&amp;[$EXEC_Resenje.$Z46]);BIN2HEX([$EXEC_Resenje.$AA46]&amp;[$EXEC_Resenje.$AB46]&amp;[$EXEC_Resenje.$AC46]&amp;[$EXEC_Resenje.$AD46]);BIN2HEX([$EXEC_Resenje.$AE46]&amp;[$EXEC_Resenje.$AF46]&amp;[$EXEC_Resenje.$AG46]&amp;[$EXEC_Resenje.$AH46]);BIN2HEX([$EXEC_Resenje.$AI46]&amp;[$EXEC_Resenje.$AJ46]&amp;[$EXEC_Resenje.$AK46]&amp;[$EXEC_Resenje.$AL46]);BIN2HEX([$EXEC_Resenje.$AM46]&amp;[$EXEC_Resenje.$AN46]&amp;[$EXEC_Resenje.$AO46]&amp;[$EXEC_Resenje.$AP46]))" office:value-type="string" office:string-value="00080000" calcext:value-type="string">
            <text:p>00080000</text:p>
          </table:table-cell>
          <table:table-cell table:style-name="ce7" table:formula="of:=BIN2HEX([$EXEC_Resenje.$F46]&amp;[$EXEC_Resenje.$G46]&amp;[$EXEC_Resenje.$H46]&amp;[$EXEC_Resenje.$I46]&amp;[$EXEC_Resenje.$J46]&amp;[$EXEC_Resenje.$K46];2)" office:value-type="string" office:string-value="00" calcext:value-type="string">
            <text:p>00</text:p>
          </table:table-cell>
          <table:table-cell table:style-name="ce5" table:formula="of:=BIN2HEX([$EXEC_Resenje.$L46]&amp;[$EXEC_Resenje.$M46]&amp;[$EXEC_Resenje.$N46])" office:value-type="string" office:string-value="0" calcext:value-type="string">
            <text:p>0</text:p>
          </table:table-cell>
          <table:table-cell table:style-name="ce12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6];LEN([.A46])-1))+1)&amp;&quot;h&quot;" office:value-type="string" office:string-value="21h" calcext:value-type="string">
            <text:p>21h</text:p>
          </table:table-cell>
          <table:table-cell table:style-name="ce4" table:formula="of:=COM.MICROSOFT.CONCAT(BIN2HEX([$EXEC_Resenje.$L47]&amp;[$EXEC_Resenje.$M47]&amp;[$EXEC_Resenje.$N47]);BIN2HEX([$EXEC_Resenje.$O47]&amp;[$EXEC_Resenje.$P47]&amp;[$EXEC_Resenje.$Q47]&amp;[$EXEC_Resenje.$R47]);BIN2HEX([$EXEC_Resenje.$S47]&amp;[$EXEC_Resenje.$T47]&amp;[$EXEC_Resenje.$U47]&amp;[$EXEC_Resenje.$V47]);BIN2HEX([$EXEC_Resenje.$W47]&amp;[$EXEC_Resenje.$X47]&amp;[$EXEC_Resenje.$Y47]&amp;[$EXEC_Resenje.$Z47]);BIN2HEX([$EXEC_Resenje.$AA47]&amp;[$EXEC_Resenje.$AB47]&amp;[$EXEC_Resenje.$AC47]&amp;[$EXEC_Resenje.$AD47]);BIN2HEX([$EXEC_Resenje.$AE47]&amp;[$EXEC_Resenje.$AF47]&amp;[$EXEC_Resenje.$AG47]&amp;[$EXEC_Resenje.$AH47]);BIN2HEX([$EXEC_Resenje.$AI47]&amp;[$EXEC_Resenje.$AJ47]&amp;[$EXEC_Resenje.$AK47]&amp;[$EXEC_Resenje.$AL47]);BIN2HEX([$EXEC_Resenje.$AM47]&amp;[$EXEC_Resenje.$AN47]&amp;[$EXEC_Resenje.$AO47]&amp;[$EXEC_Resenje.$AP47]))" office:value-type="string" office:string-value="0C000000" calcext:value-type="string">
            <text:p>0C000000</text:p>
          </table:table-cell>
          <table:table-cell table:style-name="ce8" table:formula="of:=BIN2HEX([$EXEC_Resenje.$F47]&amp;[$EXEC_Resenje.$G47]&amp;[$EXEC_Resenje.$H47]&amp;[$EXEC_Resenje.$I47]&amp;[$EXEC_Resenje.$J47]&amp;[$EXEC_Resenje.$K47];2)" office:value-type="string" office:string-value="00" calcext:value-type="string">
            <text:p>00</text:p>
          </table:table-cell>
          <table:table-cell table:style-name="ce5" table:formula="of:=BIN2HEX([$EXEC_Resenje.$L47]&amp;[$EXEC_Resenje.$M47]&amp;[$EXEC_Resenje.$N47])" office:value-type="string" office:string-value="0" calcext:value-type="string">
            <text:p>0</text:p>
          </table:table-cell>
          <table:table-cell table:style-name="ce13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7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7];LEN([.A47])-1))+1)&amp;&quot;h&quot;" office:value-type="string" office:string-value="22h" calcext:value-type="string">
            <text:p>22h</text:p>
          </table:table-cell>
          <table:table-cell table:style-name="ce4" table:formula="of:=COM.MICROSOFT.CONCAT(BIN2HEX([$EXEC_Resenje.$L48]&amp;[$EXEC_Resenje.$M48]&amp;[$EXEC_Resenje.$N48]);BIN2HEX([$EXEC_Resenje.$O48]&amp;[$EXEC_Resenje.$P48]&amp;[$EXEC_Resenje.$Q48]&amp;[$EXEC_Resenje.$R48]);BIN2HEX([$EXEC_Resenje.$S48]&amp;[$EXEC_Resenje.$T48]&amp;[$EXEC_Resenje.$U48]&amp;[$EXEC_Resenje.$V48]);BIN2HEX([$EXEC_Resenje.$W48]&amp;[$EXEC_Resenje.$X48]&amp;[$EXEC_Resenje.$Y48]&amp;[$EXEC_Resenje.$Z48]);BIN2HEX([$EXEC_Resenje.$AA48]&amp;[$EXEC_Resenje.$AB48]&amp;[$EXEC_Resenje.$AC48]&amp;[$EXEC_Resenje.$AD48]);BIN2HEX([$EXEC_Resenje.$AE48]&amp;[$EXEC_Resenje.$AF48]&amp;[$EXEC_Resenje.$AG48]&amp;[$EXEC_Resenje.$AH48]);BIN2HEX([$EXEC_Resenje.$AI48]&amp;[$EXEC_Resenje.$AJ48]&amp;[$EXEC_Resenje.$AK48]&amp;[$EXEC_Resenje.$AL48]);BIN2HEX([$EXEC_Resenje.$AM48]&amp;[$EXEC_Resenje.$AN48]&amp;[$EXEC_Resenje.$AO48]&amp;[$EXEC_Resenje.$AP48]))" office:value-type="string" office:string-value="02000000" calcext:value-type="string">
            <text:p>02000000</text:p>
          </table:table-cell>
          <table:table-cell table:style-name="ce7" table:formula="of:=BIN2HEX([$EXEC_Resenje.$F48]&amp;[$EXEC_Resenje.$G48]&amp;[$EXEC_Resenje.$H48]&amp;[$EXEC_Resenje.$I48]&amp;[$EXEC_Resenje.$J48]&amp;[$EXEC_Resenje.$K48];2)" office:value-type="string" office:string-value="00" calcext:value-type="string">
            <text:p>00</text:p>
          </table:table-cell>
          <table:table-cell table:style-name="ce5" table:formula="of:=BIN2HEX([$EXEC_Resenje.$L48]&amp;[$EXEC_Resenje.$M48]&amp;[$EXEC_Resenje.$N48])" office:value-type="string" office:string-value="0" calcext:value-type="string">
            <text:p>0</text:p>
          </table:table-cell>
          <table:table-cell table:style-name="ce13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6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5" table:formula="of:=DEC2HEX(HEX2DEC(LEFT([.A48];LEN([.A48])-1))+1)&amp;&quot;h&quot;" office:value-type="string" office:string-value="23h" calcext:value-type="string">
            <text:p>23h</text:p>
          </table:table-cell>
          <table:table-cell table:style-name="ce4" table:formula="of:=COM.MICROSOFT.CONCAT(BIN2HEX([$EXEC_Resenje.$L49]&amp;[$EXEC_Resenje.$M49]&amp;[$EXEC_Resenje.$N49]);BIN2HEX([$EXEC_Resenje.$O49]&amp;[$EXEC_Resenje.$P49]&amp;[$EXEC_Resenje.$Q49]&amp;[$EXEC_Resenje.$R49]);BIN2HEX([$EXEC_Resenje.$S49]&amp;[$EXEC_Resenje.$T49]&amp;[$EXEC_Resenje.$U49]&amp;[$EXEC_Resenje.$V49]);BIN2HEX([$EXEC_Resenje.$W49]&amp;[$EXEC_Resenje.$X49]&amp;[$EXEC_Resenje.$Y49]&amp;[$EXEC_Resenje.$Z49]);BIN2HEX([$EXEC_Resenje.$AA49]&amp;[$EXEC_Resenje.$AB49]&amp;[$EXEC_Resenje.$AC49]&amp;[$EXEC_Resenje.$AD49]);BIN2HEX([$EXEC_Resenje.$AE49]&amp;[$EXEC_Resenje.$AF49]&amp;[$EXEC_Resenje.$AG49]&amp;[$EXEC_Resenje.$AH49]);BIN2HEX([$EXEC_Resenje.$AI49]&amp;[$EXEC_Resenje.$AJ49]&amp;[$EXEC_Resenje.$AK49]&amp;[$EXEC_Resenje.$AL49]);BIN2HEX([$EXEC_Resenje.$AM49]&amp;[$EXEC_Resenje.$AN49]&amp;[$EXEC_Resenje.$AO49]&amp;[$EXEC_Resenje.$AP49]))" office:value-type="string" office:string-value="1C000000" calcext:value-type="string">
            <text:p>1C000000</text:p>
          </table:table-cell>
          <table:table-cell table:style-name="ce7" table:formula="of:=BIN2HEX([$EXEC_Resenje.$F49]&amp;[$EXEC_Resenje.$G49]&amp;[$EXEC_Resenje.$H49]&amp;[$EXEC_Resenje.$I49]&amp;[$EXEC_Resenje.$J49]&amp;[$EXEC_Resenje.$K49];2)" office:value-type="string" office:string-value="00" calcext:value-type="string">
            <text:p>00</text:p>
          </table:table-cell>
          <table:table-cell table:style-name="ce5" table:formula="of:=BIN2HEX([$EXEC_Resenje.$L49]&amp;[$EXEC_Resenje.$M49]&amp;[$EXEC_Resenje.$N49])" office:value-type="string" office:string-value="1" calcext:value-type="string">
            <text:p>1</text:p>
          </table:table-cell>
          <table:table-cell table:style-name="ce13"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7" table:style-name="ce32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98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XEC_Resenje.F14:EXEC_Resenje.AP49">
            <calcext:condition calcext:apply-style-name="ConditionalStyle_85" calcext:value="=1" calcext:base-cell-address="EXEC_Resenje.F14"/>
          </calcext:conditional-format>
        </calcext:conditional-formats>
      </table:table>
      <table:named-expressions/>
      <table:database-ranges>
        <table:database-range table:name="Table5" table:target-range-address="EXEC_Resenje.A14:EXEC_Resenje.AP49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85" style:display-name="ConditionalStyle_85" style:family="table-cell" style:parent-style-name="Default">
      <style:table-cell-properties fo:background-color="#92d05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1:27:35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C_5f_Resenje" style:display-name="PageStyle_EXEC_Resen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ko</meta:initial-creator>
    <meta:creation-date>2020-12-14T14:57:27</meta:creation-date>
    <dc:date>2021-09-05T13:37:21.442000000</dc:date>
    <meta:generator>LibreOffice/7.1.2.2$Windows_X86_64 LibreOffice_project/8a45595d069ef5570103caea1b71cc9d82b2aae4</meta:generator>
    <meta:editing-duration>PT7H51M5S</meta:editing-duration>
    <meta:editing-cycles>8</meta:editing-cycles>
    <meta:document-statistic meta:table-count="1" meta:cell-count="1592" meta:object-count="0"/>
    <meta:user-defined meta:name="AppVersion">16.0300</meta:user-defined>
    <meta:user-defined meta:name="ContentTypeId">0x0101002BE16D3FA232CD4B9DF7651A9A710DE2</meta:user-defined>
  </office:meta>
</office:document-meta>
</file>